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loext:graphic-properties draw:fill="solid" draw:fill-color="#eeeeee" draw:opacity="100%"/>
      <style:paragraph-properties fo:background-color="#eeeeee"/>
      <style:text-properties fo:language="ru" fo:country="RU"/>
    </style:style>
    <style:style style:name="P12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3" style:family="paragraph" style:parent-style-name="Text_20_body">
      <style:text-properties fo:language="en" fo:country="US"/>
    </style:style>
    <style:style style:name="P124" style:family="paragraph" style:parent-style-name="Text_20_body">
      <loext:graphic-properties draw:fill="solid" draw:fill-color="#eeeeee" draw:opacity="100%"/>
      <style:paragraph-properties fo:background-color="#eeeeee"/>
      <style:text-properties fo:language="en" fo:country="US"/>
    </style:style>
    <style:style style:name="P125" style:family="paragraph" style:parent-style-name="Text_20_body">
      <loext:graphic-properties draw:fill="solid" draw:fill-color="#eeeeee" draw:opacity="100%"/>
      <style:paragraph-properties fo:background-color="#eeeeee"/>
    </style:style>
    <style:style style:name="P126" style:family="paragraph" style:parent-style-name="First_20_line_20_indent">
      <loext:graphic-properties draw:fill="solid" draw:fill-color="#eeeeee" draw:opacity="100%"/>
      <style:paragraph-properties fo:background-color="#eeeeee"/>
      <style:text-properties fo:language="ru" fo:country="RU"/>
    </style:style>
    <style:style style:name="P12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8" style:family="paragraph" style:parent-style-name="Text_20_body">
      <style:paragraph-properties fo:margin-left="0in" fo:margin-right="0in" fo:text-align="justify"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in" fo:margin-right="0in" fo:text-align="center"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4" style:family="paragraph" style:parent-style-name="Standard">
      <style:text-properties fo:font-style="italic" style:font-style-asian="italic" style:font-style-complex="italic"/>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9" style:family="paragraph" style:parent-style-name="Text_20_body" style:list-style-name="L3">
      <style:text-properties fo:language="ru" fo:country="RU"/>
    </style:style>
    <style:style style:name="P160" style:family="paragraph" style:parent-style-name="Text_20_body" style:list-style-name="L3">
      <style:text-properties fo:language="ru" fo:country="RU" fo:background-color="#ffff00"/>
    </style:style>
    <style:style style:name="P16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officeooo:rsid="00063532" officeooo:paragraph-rsid="00063532"/>
    </style:style>
    <style:style style:name="P16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7" style:family="paragraph" style:parent-style-name="Heading_20_1">
      <loext:graphic-properties draw:fill="solid" draw:fill-color="#eeeeee" draw:opacity="100%"/>
      <style:paragraph-properties fo:background-color="#eeeeee"/>
    </style:style>
    <style:style style:name="P168" style:family="paragraph" style:parent-style-name="Heading_20_1">
      <style:paragraph-properties fo:margin-left="0in" fo:margin-right="0in" fo:text-align="center" style:justify-single-word="false" fo:text-indent="0.1965in" style:auto-text-indent="false"/>
    </style:style>
    <style:style style:name="P169" style:family="paragraph" style:parent-style-name="Heading_20_2">
      <style:text-properties fo:language="en" fo:country="US"/>
    </style:style>
    <style:style style:name="P170" style:family="paragraph" style:parent-style-name="Heading_20_2">
      <style:text-properties fo:language="ru" fo:country="RU"/>
    </style:style>
    <style:style style:name="P171" style:family="paragraph" style:parent-style-name="Heading_20_2">
      <loext:graphic-properties draw:fill="solid" draw:fill-color="#eeeeee" draw:opacity="100%"/>
      <style:paragraph-properties fo:background-color="#eeeeee"/>
      <style:text-properties fo:language="ru" fo:country="RU"/>
    </style:style>
    <style:style style:name="P172" style:family="paragraph" style:parent-style-name="Heading_20_2">
      <style:paragraph-properties fo:text-align="justify" style:justify-single-word="false"/>
    </style:style>
    <style:style style:name="P173" style:family="paragraph" style:parent-style-name="Heading_20_2">
      <loext:graphic-properties draw:fill="solid" draw:fill-color="#eeeeee" draw:opacity="100%"/>
      <style:paragraph-properties fo:background-color="#eeeeee"/>
    </style:style>
    <style:style style:name="P17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loext:char-shading-value="0" style:font-weight-asian="normal" style:font-weight-complex="normal"/>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6" style:family="text">
      <style:text-properties fo:color="#800000" fo:language="en" fo:country="US"/>
    </style:style>
    <style:style style:name="T27"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color="#0066cc"/>
    </style:style>
    <style:style style:name="T70" style:family="text">
      <style:text-properties fo:color="#0066cc" fo:language="ru" fo:country="RU"/>
    </style:style>
    <style:style style:name="T71" style:family="text">
      <style:text-properties fo:color="#0000cc"/>
    </style:style>
    <style:style style:name="T72" style:family="text">
      <style:text-properties style:text-line-through-style="solid" style:text-line-through-type="single"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6">&lt;</text:span><text:span text:style-name="T50">Э</text:span><text:span text:style-name="T27">пизод в Кантерлоте, где Луна составляет невысокое мнение об умственных способностях Макса</text:span><text:span text:style-name="T46">&gt;</text:span></text:p>
      <text:p text:style-name="P46">&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4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0">&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0">&lt;<text:span text:style-name="T1">Сел показывает и даёт прочувствовать Максу корректировку орбиты Эквуса («подъём» Солнца)</text:span>&gt;</text:p>
      <text:p text:style-name="P50">&lt;Сел пытается научить Макса телепортации, и он телепортирует Агамемнона в пещеру под Кантерлотом&gt;</text:p>
      <text:p text:style-name="P62"><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86">Таймлайн <text:span text:style-name="T10">(</text:span>события через 10 лет после Обмена): </text:p>
      <text:p text:style-name="P86">Год 2143 ПВ <text:span text:style-name="T10">(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0">&lt;</text:span>7<text:span text:style-name="T10">-</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0">&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0">&lt;</text:span>28-е июня<text:span text:style-name="T10"> </text:span>- попытка отослать письмо Селестии через Спайка</text:p>
      <text:p text:style-name="P86">30-е июня — выезд из Понивилля</text:p>
      <text:p text:style-name="P86">1-е июля — Прибытие в Фетлок. Захват резонаторных рубинов в павильоне Псинтела</text:p>
      <text:p text:style-name="P86">2-е июля — выезд из Фетлока Макса с Дэш в фургоне</text:p>
      <text:p text:style-name="P86">&lt;4-е июля - Дэш стучит лбом в дерево. Обнимашки</text:p>
      <text:p text:style-name="P86"><text:soft-page-break/>8-е июля — прибытие в Груммингтон</text:p>
      <text:p text:style-name="P86">9-е июля –<text:span text:style-name="T10"> </text:span>Провал Груммингтона. Отбытие с Груммингтона</text:p>
      <text:p text:style-name="P86"><text:span text:style-name="T10">&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0">[</text:span>21-е июля<text:span text:style-name="T10">]</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0">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4951723891846607864"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2796482002949480871" text:style-name="L2">
        <text:list-item>
          <text:p text:style-name="P157">«Великие грифоны прошлого» - из канона (5<text:span text:style-name="T10">s8e)</text:span></text:p>
        </text:list-item>
        <text:list-item>
          <text:p text:style-name="P157">«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65">Природа Проклятий</text:span>» - обмен</text:p>
        </text:list-item>
        <text:list-item>
          <text:p text:style-name="P157"><text:span text:style-name="T65">«Магия для Чайников»</text:span> - обмен</text:p>
        </text:list-item>
        <text:list-item>
          <text:p text:style-name="P157"><text:span text:style-name="T65">«Энциклопедия Арканум»</text:span> - обмен</text:p>
        </text:list-item>
        <text:list-item>
          <text:p text:style-name="P157">«О Гейсах» - обмен</text:p>
        </text:list-item>
        <text:list-item>
          <text:p text:style-name="P157">«<text:span text:style-name="T65">Тайны Тайных Наук</text:span>» - обмен</text:p>
        </text:list-item>
        <text:list-item>
          <text:p text:style-name="P158">«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5"><text:soft-page-break/></text:p>
      <text:h text:style-name="Heading_20_2" text:outline-level="2">Факты об Эквестрии <text:span text:style-name="T1">(согласовать с вики)</text:span></text:h>
      <text:list xml:id="list4927667963118969407" text:style-name="L3">
        <text:list-item>
          <text:p text:style-name="P15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0">Селестия — переменчивая пони. В одно время не строгая, а в другое может быть такой, что страшно становится</text:p>
        </text:list-item>
        <text:list-item>
          <text:p text:style-name="P159">У Селестии были такие элементы гармонии: Магия, Доброта, Смех. У Луны — Верность, Честность, Щедрость. (ксенофазия)</text:p>
        </text:list-item>
        <text:list-item>
          <text:p text:style-name="P15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9">Около 820-ти лет назад будущий маг Лайтнинг Стар поступил на обучение к наставнику Тииспоту</text:p>
        </text:list-item>
        <text:list-item>
          <text:p text:style-name="P15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9">У Селестии грива и хвост развеваются и переливаются от магического шампуня</text:p>
        </text:list-item>
        <text:list-item>
          <text:p text:style-name="P159">Тело Селестии очень крепкое — может выдержать несколько тонн земли</text:p>
        </text:list-item>
        <text:list-item>
          <text:p text:style-name="P159">Дискорд намного старше принцесс, его магия сильнее ихней на голову</text:p>
        </text:list-item>
        <text:list-item>
          <text:p text:style-name="P159">Луна младше Селестии на 3 года. Сёстрам около 5000 лет. <text:span text:style-name="T65">По другим данным, Селестии около 2500 лет (Обмен).</text:span></text:p>
        </text:list-item>
        <text:list-item>
          <text:p text:style-name="P159">Принцессы начали войну с Дискордом в возрасте, когда им было около 700 лет — и продолжалась война почти сто лет</text:p>
        </text:list-item>
        <text:list-item>
          <text:p text:style-name="P159">Самый главный враг сестёр и Дискорда — скука</text:p>
        </text:list-item>
        <text:list-item>
          <text:p text:style-name="P159">В Эквестрии на одного жеребца приходится четыре - пять кобыл</text:p>
        </text:list-item>
        <text:list-item>
          <text:p text:style-name="P15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9">Селестия в первые полторы тысячи лет путешествовала — и заварила несколько войн (две — с Эквестрией, в одной была против Луны)</text:p>
        </text:list-item>
        <text:list-item>
          <text:p text:style-name="P159">Настоящий цвет гривы Селестии — клубнично-розовая. Радужный цвет гривы и хвоста поддерживается магией</text:p>
        </text:list-item>
        <text:list-item>
          <text:p text:style-name="P159">Кроме Дискорда, старше сестёр ещё старейшина драконов</text:p>
        </text:list-item>
        <text:list-item>
          <text:p text:style-name="P159">Кэйденс не прожила и 60-ти лет и является низкорожденной</text:p>
        </text:list-item>
        <text:list-item>
          <text:p text:style-name="P15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9"><text:soft-page-break/>Народ тихо фигел от нововведений и с ещё большим ожесточением продолжал делать по-своему</text:p>
        </text:list-item>
        <text:list-item>
          <text:p text:style-name="P15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9">Когда пони женятся, они обмениваются ножными браслетами</text:p>
        </text:list-item>
        <text:list-item>
          <text:p text:style-name="P159">Светилами, кроме сестёр, могут управлять единороги (группы), Дискорд, Твайлайт и Старсвирл</text:p>
        </text:list-item>
        <text:list-item>
          <text:p text:style-name="P159">Королева Кризалис — правительница Зелёной Долины</text:p>
        </text:list-item>
        <text:list-item>
          <text:p text:style-name="P159">Мать Луны и Селестии — аликорн Лорен. Мать Дискорда — Алиса (пони-человек)</text:p>
        </text:list-item>
        <text:list-item>
          <text:p text:style-name="P15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text:soft-page-break/>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69"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2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0">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2">&lt;<text:span text:style-name="T23">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2">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2"/>
      <text:p text:style-name="P42">Так, что тут у нас? <text:span text:style-name="T1">Т</text:span>ри последних запроса вызвали сбои в работе кластера и заставили перегрузиться один из хостов.</text:p>
      <text:p text:style-name="P42">Введём-ка парочку <text:span text:style-name="T1">общих</text:span> вопросов <text:span text:style-name="T1">для разминки</text:span>.</text:p>
      <text:p text:style-name="P42"/>
      <text:p text:style-name="P83"><text:soft-page-break/><text:span text:style-name="T10">– Нэш, к</text:span>ак называется наш проект?</text:p>
      <text:p text:style-name="P81"><text:span text:style-name="T7">– </text:span><text:span text:style-name="T67">Дайсон.</text:span></text:p>
      <text:p text:style-name="P81"><text:span text:style-name="T7">– </text:span><text:span text:style-name="T67">Сколько тебе лет?</text:span></text:p>
      <text:p text:style-name="P81"><text:span text:style-name="T7">– </text:span><text:span text:style-name="T67">Два года с начала запуска кластера.</text:span></text:p>
      <text:p text:style-name="P81"><text:span text:style-name="T7">– </text:span><text:span text:style-name="T67">Какой сейчас год?</text:span></text:p>
      <text:p text:style-name="P81"><text:span text:style-name="T7">– </text:span><text:span text:style-name="T67">202</text:span><text:span text:style-name="T7">1</text:span><text:span text:style-name="T67">-й.</text:span></text:p>
      <text:p text:style-name="P26"/>
      <text:p text:style-name="P42">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1"/>
      <text:p text:style-name="P83"><text:span text:style-name="T1">– </text:span>Н<text:span text:style-name="T1">эш тестовая задача номер шестнадцать</text:span>. <text:span text:style-name="T1">Выполни при дефолтных настройках.</text:span></text:p>
      <text:p text:style-name="P83"><text:span text:style-name="T33">–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2"><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2"><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42"/>
      <text:p text:style-name="P42">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42">Ага, уже теплее.</text:p>
      <text:p text:style-name="P42"/>
      <text:p text:style-name="P81"><text:span text:style-name="T7">– Нэш</text:span><text:span text:style-name="T67">, выдай диагностику модуля </text:span><text:span text:style-name="T7">аналитики.</text:span></text:p>
      <text:p text:style-name="P42"/>
      <text:p text:style-name="P42">Йо! Видеокамеры молча наблюдают за поднятым вверх <text:span text:style-name="T1">большим пальцем</text:span>.</text:p>
      <text:p text:style-name="P42">Всё <text:span text:style-name="T1">ясно</text:span>. Версия аналитического модуля устарела и стала несовместимой с последним релизом кибермозга.</text:p>
      <text:p text:style-name="P42">Набираю номер прожект-мэнеджера.</text:p>
      <text:p text:style-name="P42"/>
      <text:p text:style-name="P42"><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0">– </text:span>Окей. Спасибо, <text:span text:style-name="T1">Анон</text:span>.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2"><text:span text:style-name="T1">– </text:span>Ааа, понятно. Ладно, у меня всё. <text:span text:style-name="T1">Отбой</text:span>!</text:p>
      <text:p text:style-name="P43"><text:span text:style-name="T1">– Отбой</text:span>. <text:span text:style-name="T1">Ещё раз спасибо, что помог. Жаль, что ты ушёл</text:span><text:span text:style-name="T10">.</text:span></text:p>
      <text:p text:style-name="P55"/>
      <text:p text:style-name="P101">Бип-бип-бип.</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30">***</text:p>
      <text:p text:style-name="P13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2">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0">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84">Музыка быстрая, тревожная, надорваная и печальная (Pet Shop Boys “So Hard” ?)</text:p>
      <text:p text:style-name="P31"/>
      <text:p text:style-name="P93"><text:span text:style-name="T10">&lt;</text:span><text:span text:style-name="T1">Описание полёта через Эогипп. Удивлённый взгляд Анакорна</text:span><text:span text:style-name="T10">&gt;</text:span></text:p>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 Сестра, ты идёшь? – заглянула в зал Луна.</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0">3. </text:span>Кантерлот</text:h>
      <text:p text:style-name="P85">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7514611000648491383"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7"/>
      <text:p text:style-name="P13">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82"><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0">4. </text:span>Библиотека</text:h>
      <text:p text:style-name="P20">&lt;<text:span text:style-name="T57">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74">Экзоскелет, лишившись хозяйки, переключил цвет лампочки с зелёного на оранжевый.</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11">–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6">Селестия нахмурилась и угрожающе подняла крылья.</text:p>
      <text:p text:style-name="P56"><text:span text:style-name="T10">– </text:span>Не забывай, человек, я — могущественный маг и правитель Эквестрии. Ко мне нужно относиться с должным уважением!</text:p>
      <text:p text:style-name="P56"><text:span text:style-name="T10">– </text:span>А то что? Превратишь в жабу? Сошлёшь на Луну? Убьёшь нахер?</text:p>
      <text:p text:style-name="P56"><text:soft-page-break/>Аликорница сникла. Уши её опустились.</text:p>
      <text:p text:style-name="P56"><text:span text:style-name="T10">– </text:span>Макс, не надо... Ты же знаешь, я этого не сделаю.</text:p>
      <text:p text:style-name="P56"><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6"><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6"><text:span text:style-name="T10">Аликорница уселась н</text:span>а пол <text:span text:style-name="T10">и прижала копыто к груди.</text:span></text:p>
      <text:p text:style-name="P46">– Да будет так! Сим заявляю, что отныне и впредь буду общаться с тобой на равных, человек Макс. Слово Селестии <text:span text:style-name="T1">Эквестрийской</text:span>!</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6"><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0">– </text:span>Вот, читай отсюда. <text:span text:style-name="T10">– а</text:span>ликорница подчеркнула абзац копытом.</text:p>
      <text:p text:style-name="P56"/>
      <text:p text:style-name="P58">***</text:p>
      <text:p text:style-name="P58"/>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2">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text:span text:style-name="T1">Дискордовы</text:span>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6">–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70" text:outline-level="2"><text:span text:style-name="T10">5. </text:span>Индиго</text:h>
      <text:p text:style-name="P46"/>
      <text:p text:style-name="P46">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сине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анешн! Скажи ей, что у меня сегодня день рождения, и я здоровски обиде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здоровски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6">Я остался сидеть в полнейшем замешательстве. </text:p>
      <text:p text:style-name="P56"/>
      <text:p text:style-name="P58">***</text:p>
      <text:p text:style-name="P56">&lt;<text:span text:style-name="T57">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lt;<text:span text:style-name="T23">Селестия достаёт из потайной щели свиток с мыслями Селестии</text:span><text:span text:style-name="T22">`<text:tab/>`</text:span>&gt;</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text:soft-page-break/>– А Дискорд? Он, вроде, не моложе вас.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6"/>
      <text:p text:style-name="P68">День 137344</text:p>
      <text:p text:style-name="P6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8">…</text:p>
      <text:p text:style-name="P68">День 287651</text:p>
      <text:p text:style-name="P6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8">…</text:p>
      <text:p text:style-name="P68">День 364886</text:p>
      <text:p text:style-name="P68">О небо, как я мечтаю, чтобы это поскорее закончилось! Сестра, приди скорей!</text:p>
      <text:p text:style-name="P56"/>
      <text:p text:style-name="P56">Селестия со вздохом захлопнула книгу.</text:p>
      <text:p text:style-name="P5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text:soft-page-break/></text:p>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69" text:outline-level="2">6. Стыд</text:h>
      <text:p text:style-name="P56"/>
      <text:p text:style-name="P68">~~~ Завтра на семь в библиотеке ~~~</text:p>
      <text:p text:style-name="P68"/>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text:soft-page-break/>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text:span text:style-name="T73">Стирание</text:span>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59">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60">&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0">— умение делегировать полномочия. Вечером того же дня я села за письменный стол.</text:span></text:p>
      <text:p text:style-name="P46">“<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0">—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Селли. Если хочешь.</text:p>
      <text:p text:style-name="P56"><text:soft-page-break/>– Хорошо. До встречи, Селли.</text:p>
      <text:p text:style-name="P56">– До встречи, Макс.</text:p>
      <text:p text:style-name="P56"/>
      <text:h text:style-name="Heading_20_2" text:outline-level="2"><text:span text:style-name="T1">8</text:span>. (40*<text:span text:style-name="T10">ctg(Pi/4)-6)/(ln(e)-sin(0))</text:span></text:h>
      <text:p text:style-name="P88">Mark Knopfler — Hill Farmers Blues — или на следующую главу (прощание)</text:p>
      <text:p text:style-name="P56"/>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68"/>
      <text:p text:style-name="P46">…</text:p>
      <text:p text:style-name="P46"/>
      <text:p text:style-name="P56">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6">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6"><text:soft-page-break/>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6"><text:span text:style-name="T1">–</text:span> Мы же договорились! <text:span text:style-name="T1">Селли</text:span>!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text:span text:style-name="T1">Селестия</text:span>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text:span text:style-name="T1">Селестии</text:span>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6"><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Селестия. <text:span text:style-name="T10">–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text:span text:style-name="T1">Селестии</text:span>.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Селес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0">–</text:span> А водку у вас принято пить?</text:p>
      <text:p text:style-name="P44"><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6"><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0">– Это ты называешь “дружбой”? – с </text:span>улыбкой хмыкнул<text:span text:style-name="T10"> я. – </text:span>Мне нравится твоё чувство юмора.</text:p>
      <text:p text:style-name="P56">Аликорница нахмурилась.</text:p>
      <text:p text:style-name="P56"><text:span text:style-name="T10">–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6">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6">–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8">***</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3">– </text:span><text:span text:style-name="T48">А из Пинто Крика уже месяц нет новостей...</text:span></text:p>
      <text:p text:style-name="P5"><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пони!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6">– Ну ок. Тогда она обрадуется следующей новости: я ухожу.</text:p>
      <text:p text:style-name="P46"><text:soft-page-break/>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6"/>
      <text:p text:style-name="P1"><text:span text:style-name="T44">&lt;</text:span><text:span text:style-name="T64">Mark Knopfler - </text:span><text:span text:style-name="T63">Hill Farmer's Blues</text:span><text:span text:style-name="T44">&gt;</text:span></text:p>
      <text:p text:style-name="P48">***</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2"><text:span text:style-name="T1">– Конечно, мам! «День горящего очага» </text:span>— <text:span text:style-name="T1">верно?</text:span></text:p>
      <text:p text:style-name="P6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text:span text:style-name="T10">Луна</text:span>.</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73">мино</text:span>тавра?</text:p>
      <text:p text:style-name="P68">– <text:s/>Тебя забрать я ему не дам. А в дядю не тыкай копытом, это невежливо! Спи уже, моя маленькая!</text:p>
      <text:p text:style-name="P68"><text:soft-page-break/>– Поцелуй меня на ночь, мам!</text:p>
      <text:p text:style-name="P68">– Конечно, моя хорошая...</text:p>
      <text:p text:style-name="P6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6"/>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text:span text:style-name="T1">четверть</text:span> арбуза каждое.</text:p>
      <text:p text:style-name="P46">– Ред <text:span text:style-name="T1">Гала</text:span>?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text:span text:style-name="T1">х</text:span>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6">Я улыбнулся и кивнул в ответ. Ситуация начала выправляться.</text:p>
      <text:p text:style-name="P46">–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text:soft-page-break/></text:p>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4">“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7">***</text:p>
      <text:p text:style-name="P46"/>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6"><text:span text:style-name="T10">– Вот ещё! </text:span>– возмутился дракончик. – Никогда на такое не соглашусь!</text:p>
      <text:p text:style-name="P56"><text:soft-page-break/>–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у френдпони».</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6">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 В сейфе, я в курсе.</text:p>
      <text:p text:style-name="P68"/>
      <text:p text:style-name="P69">***</text:p>
      <text:p text:style-name="P85">&lt;Seal — Amazing <text:span text:style-name="T1">(T</text:span><text:span text:style-name="T10">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7">»</text:span></text:p>
      <text:p text:style-name="P14">Я остановилась перед дверью. Четыре ярда брони отделяли меня от Эквестрии. Четыре ярда и двадцать пять лет.</text:p>
      <text:p text:style-name="P24"><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Фигасе... Человеки рулят...» <text:span text:style-name="T13">—</text:span><text:span text:style-name="T14"> </text:span><text:span text:style-name="T67">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6">&lt;<text:span text:style-name="T66">d.notive — Talking Flight</text:span>&gt;</text:p>
      <text:p text:style-name="P68">Дата: 12.04.1003 А.С.</text:p>
      <text:p text:style-name="P68">Эксперимент: заклинание Воплощения Индрэ</text:p>
      <text:p text:style-name="P68">Испытуемая: Рэрити</text:p>
      <text:p text:style-name="P68"><text:soft-page-break/>Синопсис: запись сна со слов испытуемой</text:p>
      <text:p text:style-name="P68">Замечания: замечаний нет</text:p>
      <text:p text:style-name="P68"/>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7">чёрный экран?</text:span></text:p>
      <text:p text:style-name="P53"/>
      <text:p text:style-name="P58">***</text:p>
      <text:p text:style-name="P56"/>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68"/>
      <text:p text:style-name="P69">***</text:p>
      <text:p text:style-name="P68"/>
      <text:p text:style-name="P68">Дата: 12.04.1003 А.С.</text:p>
      <text:p text:style-name="P68">Эксперимент: заклинание Воплощения Индрэ</text:p>
      <text:p text:style-name="P68"><text:soft-page-break/>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3">***</text:p>
      <text:p text:style-name="P1"/>
      <text:p text:style-name="P24">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6">&lt;<text:span text:style-name="T5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ли?</text:p>
      <text:p text:style-name="P5">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3">—</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0">– </text:span>Ты?!</text:p>
      <text:p text:style-name="P9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0">– М</text:span>ожет тогда, ты скажешь, что в нём пошло не так и почему к вам попал я, а не сверхаликорн?</text:p>
      <text:p text:style-name="P98"><text:span text:style-name="T10">– </text:span>Не скажу. Заклинания Стар Свирла Бородатого обычно если срабатывают, то без ошибок.</text:p>
      <text:p text:style-name="P56"><text:span text:style-name="T10">– Если </text:span>только <text:span text:style-name="T10">их правильно вызывают. – </text:span>пробурчал Спайк, возвращаясь в корзинку.</text:p>
      <text:p text:style-name="P44"><text:span text:style-name="T10">–</text:span> <text:span text:style-name="T1">Эмм. </text:span>Что он имел ввиду?</text:p>
      <text:p text:style-name="P44"><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4"><text:span text:style-name="T10">– </text:span><text:span text:style-name="T1">Да, завершилось всё препаршиво. Принцесса Луна сказала, лучше бы её обратно на Луну закинули.</text:span></text:p>
      <text:p text:style-name="P44"><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4"><text:span text:style-name="T10">– </text:span><text:span text:style-name="T1">Хм. Нет.</text:span></text:p>
      <text:p text:style-name="P44"><text:span text:style-name="T10">– </text:span><text:span text:style-name="T1">А друзья?</text:span></text:p>
      <text:p text:style-name="P44"><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0">Чужестранец-примат разбил сердце нашей обожаемой Селестии! Двор в отчаянии </text:span><text:span text:style-name="T13">—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0">– </text:span>Привет, Эй-Джей! У тебя проблемы?</text:p>
      <text:p text:style-name="P56"><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0">–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0">–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pan text:style-name="T10">– Г</text:span>отово. Принимай работу, хозяйка!</text:p>
      <text:p text:style-name="P56">Эпплджек стиснула меня в сокрушающих объятиях.</text:p>
      <text:p text:style-name="P56"><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0">–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0">–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7">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7">объявляла вывеска.</text:span></text:p>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0">– </text:span>Свободно? <text:span text:style-name="T10">– </text:span>спросил я у единственной пони, сидящей за столиком.</text:p>
      <text:p text:style-name="P56"><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6"><text:span text:style-name="T10">– <text:s/></text:span>Пирог с грибами, яишницу и чизкейк<text:span text:style-name="T10"> – </text:span>сообщил я подошедшей официантке.</text:p>
      <text:p text:style-name="P56"><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6"><text:span text:style-name="T10">– </text:span>И салат «по-Кантерлотски».</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0">– </text:span>Вы, наверное, ждёте кого-то?</text:p>
      <text:p text:style-name="P59"><text:span text:style-name="T10">– </text:span>Неа.</text:p>
      <text:p text:style-name="P59"><text:span text:style-name="T10">– </text:span>Просто обедаете?</text:p>
      <text:p text:style-name="P59"><text:span text:style-name="T10">– </text:span>Неа.</text:p>
      <text:p text:style-name="P59"><text:span text:style-name="T10">– </text:span>Просто сидите и мрачно смотрите на меня?</text:p>
      <text:p text:style-name="P59"><text:span text:style-name="T10">– </text:span>Неа.</text:p>
      <text:p text:style-name="P59">Хм, а эта пони не из разговорчивых. Ну ладно.</text:p>
      <text:p text:style-name="P59"><text:span text:style-name="T10">– </text:span>А что же вы делаете?</text:p>
      <text:p text:style-name="P59"><text:span text:style-name="T10">– </text:span>Веселюсь. <text:span text:style-name="T10">– </text:span>мрачно заявила пони.</text:p>
      <text:p text:style-name="P59"><text:span text:style-name="T10">– </text:span>Если я вас достал, то так и скажите. Извините.</text:p>
      <text:p text:style-name="P59"><text:soft-page-break/>Я продолжил есть молча.</text:p>
      <text:p text:style-name="P59">Неожиданно пони улыбнулась и подмигнула мне. Её сморщенная мордочка разгладилась и стала весьма милой.</text:p>
      <text:p text:style-name="P59"><text:span text:style-name="T10">– </text:span>Привет, Анон!</text:p>
      <text:p text:style-name="P59">Вот дискорд! То есть, чёрт! Обитатели этого городка в который раз поражали меня своей проницательностью. У меня на лбу написано, что ли?!</text:p>
      <text:p text:style-name="P59"><text:span text:style-name="T10">– </text:span>Мы с вами раньше встречались?</text:p>
      <text:p text:style-name="P59"><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0">– </text:span>Оставь, Салвер.<text:span text:style-name="T10"> </text:span>Ему за счёт заведения.</text:p>
      <text:p text:style-name="P56"><text:span text:style-name="T10">– </text:span>Ясно, мисс Пинки. <text:span text:style-name="T10">– </text:span>официантка кивнула и ушла.</text:p>
      <text:p text:style-name="P56"><text:span text:style-name="T10">– Ч</text:span>его-о-о?<text:span text:style-name="T10"> </text:span>Так это твой бар?</text:p>
      <text:p text:style-name="P56"><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6"><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0">– </text:span>У меня есть идея получше. <text:span text:style-name="T10">– </text:span>на свет показалась фляга Большого Макинтоша.</text:p>
      <text:p text:style-name="P56"><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0">– </text:span>Починил телегу. Только молчок про самогон, раз уж ты в курсе. <text:span text:style-name="T10">– </text:span>я разлил сидр по чашкам.</text:p>
      <text:p text:style-name="P56"><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0">– </text:span>Эт-то ты наззваешь ссуфер-ддуфер-ссильн...?</text:p>
      <text:p text:style-name="P5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oft-page-break/><text:span text:style-name="T10">– У </text:span>тебя такая смешная мордочка! <text:span text:style-name="T10">– </text:span>захихикали Пинки, покачиваясь. <text:span text:style-name="T10">– </text:span>Как будто ты <text:span text:style-name="T67">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0">– </text:span>Эммм... Скажи-ка мне, мой друг П-п-пинки... Легенда про фаэри <text:span text:style-name="T14">— </text:span><text:span text:style-name="T67">эт правда?</text:span></text:p>
      <text:p text:style-name="P56"><text:span text:style-name="T14">– </text:span><text:span text:style-name="T67">Какая из? Их много, вообще-то. Ик!</text:span></text:p>
      <text:p text:style-name="P56"><text:span text:style-name="T14">– </text:span><text:span text:style-name="T67">Про принцесс. Про то, что они фаэри, спустившиеся с неба во плоти, чтоб помогать пони управлять Эквестрией?</text:span></text:p>
      <text:p text:style-name="P56"><text:span text:style-name="T14">– </text:span><text:span text:style-name="T67">Макс, </text:span><text:span text:style-name="T14">– </text:span><text:span text:style-name="T67">захихикала Пинки, взъерошив копытами розовые кудряшки и попытавшись соорудить из них бороду, </text:span><text:span text:style-name="T14">–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6"><text:span text:style-name="T14">–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4">– </text:span><text:span text:style-name="T67">Ты что-о-о! Нельзя любить фаэри! Она похитит твоё сердце, и ты будешь искать её, пока не... </text:span><text:span text:style-name="T14">– </text:span><text:span text:style-name="T67">Пинки погрузилась в так и не съеденный салат «по-Кантерлотски» и захрапела.</text:span></text:p>
      <text:p text:style-name="P56"><text:span text:style-name="T14">– </text:span><text:span text:style-name="T67">Пока не умру?</text:span></text:p>
      <text:p text:style-name="P56"><text:span text:style-name="T14">– </text:span><text:span text:style-name="T67">Нет, глупенький, </text:span><text:span text:style-name="T14">– </text:span><text:span text:style-name="T67">пробулькала Пинки из миски. </text:span><text:span text:style-name="T14">– </text:span><text:span text:style-name="T67">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0">БАМММ!!!</text:p>
      <text:p text:style-name="P6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0"><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0"><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0"><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0"><text:span text:style-name="T10">– </text:span>У нас?</text:p>
      <text:p text:style-name="P60"><text:soft-page-break/>Пинки молча поддела меня носом и с неожиданной<text:tab/>для такой маленькой кобылки силой буквально закинула меня себе на спину.</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0"><text:span text:style-name="T10">– </text:span>Стооой! <text:span text:style-name="T10">– </text:span>заорал я. <text:span text:style-name="T10">– </text:span>Выпрыгивай из бочки!!!</text:p>
      <text:p text:style-name="P60">Кобылка-пилот улыбнулась и постукала копытцем по шлему, показывая, что не слышит меня.</text:p>
      <text:p text:style-name="P60"><text:span text:style-name="T10">– </text:span>Выпрыгивааа... <text:span text:style-name="T10">– </text:span>мой крик утонул в рёве рвущихся фейерверков.</text:p>
      <text:p text:style-name="P6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0">– </text:span>Смотри, вот те и ответ на вопрос, куда деваются пони!</text:p>
      <text:p text:style-name="P60"><text:span text:style-name="T10">– </text:span>Где? <text:span text:style-name="T10">– </text:span>единорожка начала оглядываться.</text:p>
      <text:p text:style-name="P60"><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0"><text:span text:style-name="T10">– </text:span>И что? Я всё равно не пойму, куда пони деваются? И куда пропала Скуталу?</text:p>
      <text:p text:style-name="P60"><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
      <text:p text:style-name="P61"><text:soft-page-break/>***<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6"/>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10">P.S. Н</text:span>е гневите мироздание воровством! <text:span text:style-name="T30">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0"/>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8"/>
      <text:h text:style-name="Heading_20_2" text:outline-level="2">13. Мэйнхэттен</text:h>
      <text:p text:style-name="P91">ZZ Top – Gimme all your lovin</text:p>
      <text:p text:style-name="P91">Mothley Crue – Kick Start My Heart</text:p>
      <text:p text:style-name="P60"><text:soft-page-break/><text:span text:style-name="T10">–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0">– </text:span>Не отсылается. Глюк какой-то.</text:p>
      <text:p text:style-name="P6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0"><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0"><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0"/>
      <text:p text:style-name="P61">***</text:p>
      <text:p text:style-name="P60"/>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0"><text:span text:style-name="T10">– </text:span>Это неправильно! <text:span text:style-name="T10">– </text:span>заявила Рэйнбоу Дэш, отвернувшись от окна.</text:p>
      <text:p text:style-name="P60"><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0"><text:span text:style-name="T10">– </text:span>Да я не про то! <text:span text:style-name="T10">– </text:span>отмахнулась пегаска. <text:span text:style-name="T10">– </text:span>Посмотри на поле.</text:p>
      <text:p text:style-name="P60"><text:span text:style-name="T10">– </text:span>И что? Поле как поле.</text:p>
      <text:p text:style-name="P60"><text:span text:style-name="T10">– </text:span>Оно не убрано. <text:span text:style-name="T10">– </text:span>мрачно ответила пегаска. <text:span text:style-name="T10">– </text:span>Ужас, сколько кукурузы пропадает!</text:p>
      <text:p text:style-name="P60">Я присмотрелся получше и указал ей на очередной городок, проносящийся за окном.</text:p>
      <text:p text:style-name="P60"><text:span text:style-name="T10">– </text:span>У самого посёлка поля убраны. Наверняка дойдёт дело и до остальных.</text:p>
      <text:p text:style-name="P60"><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0"><text:span text:style-name="T10">– </text:span>Спасибо, но от пинкиных плюшек у меня фланки округляются.</text:p>
      <text:p text:style-name="P60"><text:span text:style-name="T10">– </text:span>Да ладно тебе, Рэйнбоу Дэш! От одной не округлятся.</text:p>
      <text:p text:style-name="P60"><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0"> </text:span>Как будто…</text:p>
      <text:p text:style-name="P60"><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6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0">– </text:span>Они паслись… Ты можешь себе представить? Макс!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text:p>
      <text:p text:style-name="P60">ВЖИИИИИИИИИ!!!</text:p>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0">–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0"><text:span text:style-name="T10">– </text:span>Леди и джентльпони! Просьба не паниковать! Поезд дальше не идёт: впереди провал! <text:span text:style-name="T10">– </text:span>крикнул проводник.</text:p>
      <text:p text:style-name="P60"><text:span text:style-name="T10">– </text:span>Какой ещё, в дышло, провал? Я проезжал тут два дня назад!</text:p>
      <text:p text:style-name="P60"><text:span text:style-name="T10">– </text:span>Безобразие! Верните мне деньги за билет!</text:p>
      <text:p text:style-name="P60"><text:span text:style-name="T10">– </text:span>Как вы смеете! Я опоздаю в порт! <text:s/><text:span text:style-name="T10">– </text:span>послышались выкрики в толпе.</text:p>
      <text:p text:style-name="P60">Проводник — седой земнопони стального цвета — поставил фонарь на пол и вытер со лба пот.</text:p>
      <text:p text:style-name="P60"><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0">– </text:span>Дэш, нам надо на ту сторону.</text:p>
      <text:p text:style-name="P60"><text:span text:style-name="T10">– </text:span>Нет проблем. Я могу тебя перенести.</text:p>
      <text:p text:style-name="P60">Я с сомнением посмотрел на пегаску. Дэш в холке была мне по пояс.</text:p>
      <text:p text:style-name="P60"><text:span text:style-name="T10">– </text:span>Ты точно в этом уверена?</text:p>
      <text:p text:style-name="P60"><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0">Мля.</text:p>
      <text:p text:style-name="P60"><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0">…</text:p>
      <text:p text:style-name="P6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0">Разумеется, я посмотрел вниз.</text:p>
      <text:p text:style-name="P6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text:p>
      <text:p text:style-name="P60">Я валялся на насыпи и трясся как в лихорадке. От пережитого шока меня тошнило.</text:p>
      <text:p text:style-name="P60"><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0">– </text:span>Я чувствую, что только что упустил отличную возможность отлить на вселенную!</text:p>
      <text:p text:style-name="P60"><text:soft-page-break/></text:p>
      <text:p text:style-name="P61">***</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60"><text:span text:style-name="T10">– </text:span>Удостоверение личности предъявлять? <text:span text:style-name="T10">– </text:span>осведомился я.</text:p>
      <text:p text:style-name="P60"><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0">Дэш, ни слова не говоря, прислонила ухо к двери.</text:p>
      <text:p text:style-name="P60"><text:span text:style-name="T10">– </text:span>Будешь смеяться, но именно этим он и занят. Вызывает полицию по телефону. <text:span text:style-name="T10">– </text:span>сообщила пегаска.</text:p>
      <text:p text:style-name="P60"><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0">– </text:span>Сколько у нас времени?</text:p>
      <text:p text:style-name="P60">Дэш почесала в затылке.</text:p>
      <text:p text:style-name="P60"><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0">– </text:span>Тогда давай сначала обыщем контору. Если уж полиция всё равно едет сюда, так пусть у них хотя бы будет повод!</text:p>
      <text:p text:style-name="P60"/>
      <text:p text:style-name="P61">***</text:p>
      <text:p text:style-name="P60"/>
      <text:p text:style-name="P60">Разумеется, полиция приехала, как только мы обнаружили эти чёртовы резонаторы — иначе ж и быть не могло!</text:p>
      <text:p text:style-name="P60"/>
      <text:p text:style-name="P60">…</text:p>
      <text:p text:style-name="P60"/>
      <text:p text:style-name="P60">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0"><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60">Снаружи послышался вой сирены и цокот множества копыт.</text:p>
      <text:p text:style-name="P60"><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Пиздец! Мы с Дэш переглянулись.</text:p>
      <text:p text:style-name="P60"><text:span text:style-name="T10">– </text:span>Это твои двадцать минут? <text:span text:style-name="T10">– </text:span>возмутился я. <text:span text:style-name="T10">– </text:span>Да ещё и десяти не прошло!</text:p>
      <text:p text:style-name="P60">Дэш вымучено скривилась.</text:p>
      <text:p text:style-name="P60"><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0">Я разбил топором стеклянные дверцы прибора и вытащил рубины.</text:p>
      <text:p text:style-name="P60"><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0">Пегаска отрицательно помотала головой.</text:p>
      <text:p text:style-name="P60"><text:span text:style-name="T10">– </text:span>Ну уж фигушки. Я тебя тут не оставлю.</text:p>
      <text:p text:style-name="P60"><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0">– Н</text:span>е тупи! <text:span text:style-name="T10">– </text:span>упрямо мотнула головой пегаска. <text:span text:style-name="T10">–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oft-page-break/><text:span text:style-name="T10">– </text:span>Быстро за мной! <text:span text:style-name="T10">–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0">– Ю-</text:span>хууу<text:span text:style-name="T10">!!!</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0">– </text:span>Где-то тут должна быть дверь на крышу. Не могли же они залазить туда по пожарной лестнице?</text:p>
      <text:p text:style-name="P6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0">– </text:span>Макс, подвинься!</text:p>
      <text:p text:style-name="P60">Пегаска оттеснила меня крупом и повернулась к двери задом.</text:p>
      <text:p text:style-name="P60"><text:span text:style-name="T10">– </text:span>Ю-хууу!</text:p>
      <text:p text:style-name="P60">БАБАХ!!!</text:p>
      <text:p text:style-name="P6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0"><text:span text:style-name="T10">– </text:span>Ты чего на меня так уставился? <text:span text:style-name="T10">– </text:span>подозрительно спросила пегаска.</text:p>
      <text:p text:style-name="P60"><text:span text:style-name="T10">– </text:span>Да так… Не ожидал, что ты такая…</text:p>
      <text:p text:style-name="P60"><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0">– </text:span>Ты! Не! По! Нял! Те! Бе! Не! Льзя! Тут! Ос! Та! ВАТЬСЯ!!! <text:span text:style-name="T10">–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oft-page-break/><text:span text:style-name="T10">– </text:span>Ты чего делаешь??! Пипец,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0">Некоторое время было тихо. Потом хлопнули ставни и чей-то сонный голос недовольно пробормотал:</text:p>
      <text:p text:style-name="P60"><text:span text:style-name="T10">–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0">Птицы и цикады продолжили пение, прерванное нашим вторжением. </text:p>
      <text:p text:style-name="P6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0">– </text:span>Так вот кто тревожит наш сон!</text:p>
      <text:p text:style-name="P60">Дверь дома приоткрылась. Стало видно, что за ней притаилась единорожка, уже спустившаяся с мансарды.</text:p>
      <text:p text:style-name="P60"><text:span text:style-name="T10">– </text:span>Так-так, посмотрим, что тут у нас. Ага. Гм. Это наверняка тот монстр-примат, о котором писали в газетах. Занятно.</text:p>
      <text:p text:style-name="P60">Я крутился в телекинетическом поле перед единорожкой как некий диковинный экспонат шоу уродцев.</text:p>
      <text:p text:style-name="P60"><text:span text:style-name="T10">– </text:span>А это у нас кто? Гмм. Пегаска. Вот так раз! Рэйнбоу Дэш! Какими судьбами?</text:p>
      <text:p text:style-name="P60"><text:span text:style-name="T10">– </text:span>ТРИКСИ! <text:span text:style-name="T10">– <text:s/></text:span>фейсхуфнула Дэш. <text:span text:style-name="T10">– </text:span>Во имя Селестии, ЧТО ты тут делаешь?!!</text:p>
      <text:p text:style-name="P60"><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0">Так как дипломатические таланты пегаски оставляли желать лучшего, я решил взять переговоры в свои руки.</text:p>
      <text:p text:style-name="P60"><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0"><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0"><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0"><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0">– </text:span>Ей ведь нельзя рассказывать, да?</text:p>
      <text:p text:style-name="P60"><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0"><text:span text:style-name="T10">– </text:span>ОГО!</text:p>
      <text:p text:style-name="P60">Единорожка аж уселась на крыльцо от удивления.</text:p>
      <text:p text:style-name="P60"><text:span text:style-name="T10">– </text:span>Представлем себе, ЧТО вы скрываете, если ты готова на ТАКОЕ! Признаюсь, вам удалось нас заинтересовать!</text:p>
      <text:p text:style-name="P60">Единорожка в задумчивости стала ходить по веранде туда-сюда, разговаривая сама с собой.</text:p>
      <text:p text:style-name="P60"><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0">– </text:span>Мы приняли решение не выдавать вас полиции в обмен на то, что вы расскажете нам о вашей секретной миссии!</text:p>
      <text:p text:style-name="P60"><text:span text:style-name="T10">– </text:span>Не пойдёт! <text:span text:style-name="T10">– </text:span>заявил я. <text:span text:style-name="T10">– </text:span>Я уже сказал, что это тайна. Мне добавить нечего.</text:p>
      <text:p text:style-name="P60"><text:span text:style-name="T10">– </text:span>Да неужели? <text:span text:style-name="T10">– </text:span>захлопала ресницами Трикси. <text:span text:style-name="T10">–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
      <text:p text:style-name="P60">…</text:p>
      <text:p text:style-name="P49"/>
      <text:p text:style-name="P60"><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0"><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text:span text:style-name="T10">– </text:span>Стой! Что ты там сказала о Селестии?</text:p>
      <text:p text:style-name="P60">Трикси молча левитировала мне газеты с трюмо.</text:p>
      <text:p text:style-name="P60">…</text:p>
      <text:p text:style-name="P60">Фак! Фак-фак-фак!!!</text:p>
      <text:p text:style-name="P60">«<text:span text:style-name="T30">Исчезновение дневной главы диархии: Эквестрия в панике!</text:span>» (статья двухдневной давности).</text:p>
      <text:p text:style-name="P60">«<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0"><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60">«<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0">«<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9"><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9">– <text:span text:style-name="T1">ОНИ ЧТО, ШУТОК НЕ ПОНИМАЮТ?!! </text:span>– <text:span text:style-name="T1">заорал я наконец. </text:span>– <text:span text:style-name="T1">Нашли пониеда, ёбнутые пони!!!</text:span></text:p>
      <text:p text:style-name="P60"><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0">Я зажал голову в ладонях и застонал, покачиваясь из стороны в сторону.</text:p>
      <text:p text:style-name="P60"><text:span text:style-name="T10">– </text:span>Макс? Ты в порядке?</text:p>
      <text:p text:style-name="P6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0">Дерьмо! Слишком много «если» и «может быть»!</text:p>
      <text:p text:style-name="P60"><text:soft-page-break/>Трижды дерьмо!!! Я забыл, что для проведения эксперимента, нам нужна помощь Селестии!</text:p>
      <text:p text:style-name="P60"/>
      <text:p text:style-name="P7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0"/>
      <text:p text:style-name="P6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0">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0">Show must go on!</text:span></text:p>
      <text:p text:style-name="P60">Я улыбнулся и помахал пегаске рукой, показывая, что в норме. Дэш облегчённо выдохнула.</text:p>
      <text:p text:style-name="P49">– <text:span text:style-name="T1">Так что, мы свободны? </text:span>– <text:span text:style-name="T1">спросил я, поднимаясь с пола.</text:span></text:p>
      <text:p text:style-name="P49">– <text:span text:style-name="T1">О, да! Великая и могучая Трикси держит слово!</text:span></text:p>
      <text:p text:style-name="P60">Единорожка задумалась и продолжила:</text:p>
      <text:p text:style-name="P4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49">&lt;<text:span text:style-name="T71">David Bowie - Lets Dance/ Ashes To Ashes</text:span></text:p>
      <text:p text:style-name="P49"><text:span text:style-name="T71">Roxette – Queen of rain</text:span>&gt;</text:p>
      <text:p text:style-name="P60">– Ы! Ы! Ы! Ы! Ы!</text:p>
      <text:p text:style-name="P60">Дэш стучала лбом о сосну с такой силой, что на неё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 Что? – не расслышал я.</text:p>
      <text:p text:style-name="P6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0">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у тебя только одна пара ног для упора! Не сердись!</text:p>
      <text:p text:style-name="P60">Я покровительно похлопал пегаску по шее.</text:p>
      <text:p text:style-name="P6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0">Наконец она приземлилась, пропахав в дёрне борозды тормозного следа.</text:p>
      <text:p text:style-name="P60"><text:soft-page-break/>– Ффух! Ещё бы немного, и я бы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Макс, залазь в фургон. Там впереди какой-то посёлок. Купим еды и узнаем новости.</text:p>
      <text:p text:style-name="P60"/>
      <text:p text:style-name="P61">***</text:p>
      <text:p text:style-name="P60"/>
      <text:p text:style-name="P60">Три дня спустя…</text:p>
      <text:p text:style-name="P60"/>
      <text:p text:style-name="P60">«<text:span text:style-name="T30">Добро пожаловать в Груммингтон! Вам здесь рады!</text:span></text:p>
      <text:p text:style-name="P60"><text:span text:style-name="T30">Население города </text:span><text:span text:style-name="T72">302 пони</text:span><text:span text:style-name="T30">.</text:span></text:p>
      <text:p text:style-name="P60"><text:span text:style-name="T72">250 пони</text:span><text:span text:style-name="T30">.</text:span></text:p>
      <text:p text:style-name="P60"><text:span text:style-name="T72">125 поней</text:span><text:span text:style-name="T30">.</text:span></text:p>
      <text:p text:style-name="P60"><text:span text:style-name="T30">54 паня.</text:span>»</text:p>
      <text:p text:style-name="P60"/>
      <text:p text:style-name="P6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0">Я вернулся за столик у окна и продолжил писать письмо.</text:p>
      <text:p text:style-name="P60">«<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4">так её </text:span><text:span text:style-name="T3">разэтак</text:span><text:span text:style-name="T74">,</text:span><text:span text:style-name="T20"> магия!</text:span><text:span text:style-name="T61">»</text:span></text:p>
      <text:p text:style-name="P60"/>
      <text:p text:style-name="P6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0">– Всё в порядке, Дэш?</text:p>
      <text:p text:style-name="P60">Пегаска смотрела на язычки огня, танцующие в окошке печной дверцы и молчала. Наконец она отозвалась.</text:p>
      <text:p text:style-name="P60">– Нет. Не всё в порядке.</text:p>
      <text:p text:style-name="P60">Дэш отвернулась от огня и взглянула на меня.</text:p>
      <text:p text:style-name="P6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0">Я сел рядом с пегаской, обнял её и легонько встряхнул.</text:p>
      <text:p text:style-name="P6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0">Дэш негромко всхлипнула и тут же закашлялась, пытаясь скрыть секундную слабость.</text:p>
      <text:p text:style-name="P6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0"><text:soft-page-break/>Пегаска фейсхуфнула.</text:p>
      <text:p text:style-name="P6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0">Я поставил кастрюлю с картошкой на печку.</text:p>
      <text:p text:style-name="P60">– Дэш. Когда ты в последний раз летала?</text:p>
      <text:p text:style-name="P60">– Вчера утром немного. А что?</text:p>
      <text:p text:style-name="P60">– Попробуй взлети сейчас. Просто поднимись к потолку.</text:p>
      <text:p text:style-name="P6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0">– …Да ладно!</text:p>
      <text:p text:style-name="P60">Пегаска сидела на полу и удивлённо рассматривала свои крылья. Потом для уверенности подёргала зубами за маховые перья.</text:p>
      <text:p text:style-name="P60">– Вроде не сплю — боль чувствуется. Тогда какого сена я падаю?!!</text:p>
      <text:p text:style-name="P60">– Дэш. – мягко сказал я. – Судя по площади крыльев, пегасы держатся в воздухе, в основном, за счёт магии.</text:p>
      <text:p text:style-name="P60">– И?</text:p>
      <text:p text:style-name="P6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0">– У-у-у-ы-ы-ы-а-а-а!</text:p>
      <text:p text:style-name="P60">Дэш горько, с подвыванием, разрыдалась.</text:p>
      <text:p text:style-name="P60">– Ы-ы-ы! Я не могу без неба-а-а! Мне нужно лета-а-ать! Я пега-а-ас!</text:p>
      <text:p text:style-name="P60">Крутая и тренированная пегаска сотрясалась от плача, как ребёнок. Её депрессия последних дней вырвалась наружу эмоциональным взрывом.</text:p>
      <text:p text:style-name="P60">– Почему всё так… хнык... паршиво? Что мы сделали не так? Хнык… Я даже не знаю, с кем надо подраться, чтобы всё исправить…</text:p>
      <text:p text:style-name="P60">Я сел рядом. Мне нечем было её утешить, я мог лишь молча обнять её, поглаживая по растрёпанной гриве. Пегаска, вхлипывая, прижалась ко мне.</text:p>
      <text:p text:style-name="P60">– Макс?</text:p>
      <text:p text:style-name="P60">– Да?</text:p>
      <text:p text:style-name="P6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0">– Дэш, мы дойдём до Понивилля, что бы ни случилось. Обещаю тебе.</text:p>
      <text:p text:style-name="P60">Пегаска утешилась и замерла, глядя в огонь.</text:p>
      <text:p text:style-name="P60">Я мыл тарелки после ужина, когда услышал бормотание Дэш за спиной.</text:p>
      <text:p text:style-name="P60">«И-и-и… о-о-о… эн… а-а-а… И она.. П-э-э-э… о-о-о… Как эта буква называется, забери меня дискорд? Ша? Ша! Эл! А! Мммм… И она пошла... Ы-ы-ы!!!»</text:p>
      <text:p text:style-name="P60">Громкий «бабах» дал понять, что Дэш захлопнула книгу. После короткой паузы взьерошенная пегаска <text:s/>выглянула из-за спины.</text:p>
      <text:p text:style-name="P60">– Макс? Расскажи какую-нибудь сказку на ночь? Что-то спать не хочется.</text:p>
      <text:p text:style-name="P60"><text:soft-page-break/>Пегаска залезла на диван и похлопала рядом с собой.</text:p>
      <text:p text:style-name="P60">Я поставил тарелку в шкафчик и вытер руки о передник.</text:p>
      <text:p text:style-name="P60">– Дэш, это плохая идея. Давай, я лучше тебе почитаю.</text:p>
      <text:p text:style-name="P60">– Хочу сказку! – пегаска насупилась и отгородилась от меня подушкой. – Ты плохой!</text:p>
      <text:p text:style-name="P60">– Дэш! Я не помню ни черта!</text:p>
      <text:p text:style-name="P60">– Сказку!!! – подушка полетела в меня.</text:p>
      <text:p text:style-name="P6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0">Дэш повернулась ко мне спиной и стала подозрительно шмыгать носом.</text:p>
      <text:p text:style-name="P60">Я подошёл к дивану и сел рядом, развернув её к себе.</text:p>
      <text:p text:style-name="P60">– Ну ладно. Сама напросилась!</text:p>
      <text:p text:style-name="P60">Я задумался.</text:p>
      <text:p text:style-name="P60">…</text:p>
      <text:p text:style-name="P60">– Вот тебе сказка с моралью. Слушай.</text:p>
      <text:p text:style-name="P60">Я устроился на диване, положив под ноги подушку, на которой тут же примостилась и пегаска.</text:p>
      <text:p text:style-name="P60">– Однажды в кувшин с молоком попали две жабы…</text:p>
      <text:p text:style-name="P60">– Бггг! Уже смешно! – заржала Дэш. – <text:s/>Как могли жабы попасть в кувшин? Он же высокий? Жабы прыгают низко. Может, это было блюдце?</text:p>
      <text:p text:style-name="P60">– Нет! – упёрся я. – Кувшин! Иначе морали не получится! Жабы… эээ… свалились в него с кантерлотской скалы.</text:p>
      <text:p text:style-name="P60">– Ух ты! Круто! А что они там делали?</text:p>
      <text:p text:style-name="P60">– Дэш! Как я могу рассказывать, если ты постоянно меня перебиваешь?</text:p>
      <text:p text:style-name="P60">– Ну пожалуйста! Больше не буду, только объясни, как жабы оказались в Кантерлоте?</text:p>
      <text:p text:style-name="P6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0">– Вау! Прикольно!</text:p>
      <text:p text:style-name="P6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0">– А потом?</text:p>
      <text:p text:style-name="P6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0">Пегаска затряслась от смеха. Потом, прервавшись, строго спросила с меня:</text:p>
      <text:p text:style-name="P60">– А какая тут мораль? Ты говорил, в этой сказке будет мораль!</text:p>
      <text:p text:style-name="P60">– Мораль? Э-э-э... Мораль тут такая. – <text:s/>мрачно заявил я. – Не умеешь летать — не суйся к принцессе!</text:p>
      <text:p text:style-name="P60"><text:soft-page-break/>– Хорошая… ммм… сказка… – пробормотала пегаска сонно. Зевнув во весь рот она потянулась и, прижавшись к моей ноге, заснула.</text:p>
      <text:p text:style-name="P6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0">Я пожал плечами, устроился поудобнее и укрылся одеялом.</text:p>
      <text:p text:style-name="P60">…</text:p>
      <text:p text:style-name="P6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0">Скррржжжж… Скррржжж… Скррржжж…</text:p>
      <text:p text:style-name="P60">Снаружи раздался скрежет. В глубокой ночи, посреди абсолютной тишины этот тихий <text:s/>звук таил необъяснимую угрозу.</text:p>
      <text:p text:style-name="P60">Скррржжжж… Скррржжж…</text:p>
      <text:p text:style-name="P6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0">На земле прямо перед фургоном сидела кобылка-жеребёнок и, зажав в зубах гвоздь, выцарапывала что-то на жестяной крышке коробки из-под конфет.</text:p>
      <text:p text:style-name="P60">– Что ты тут делаешь так поздно? Где твои родители? – вздохнув с облегчением, спросил я.</text:p>
      <text:p text:style-name="P60">Выйдя из фургона, я подошёл к жеребёнку и посветил на жестянку.</text:p>
      <text:p text:style-name="P60">– Чем ты тут занимаешься?</text:p>
      <text:p text:style-name="P60">Жеребёнка молча смотрела на меня, зажав гвоздь в зубах. На жестянке были коряво выцарапаны буквы.</text:p>
      <text:p text:style-name="P60">«<text:span text:style-name="T72">37 пни</text:span></text:p>
      <text:p text:style-name="P77">24пн</text:p>
      <text:p text:style-name="P77">15</text:p>
      <text:p text:style-name="P60"><text:span text:style-name="T30">1</text:span>»</text:p>
      <text:p text:style-name="P60">– Что это за цифры? – спросил я.</text:p>
      <text:p text:style-name="P6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0">«<text:span text:style-name="T30">Добро пожаловать в Груммингтон! Вам здесь рады!</text:span></text:p>
      <text:p text:style-name="P60"><text:span text:style-name="T30">Население города </text:span><text:span text:style-name="T72">302 пони</text:span><text:span text:style-name="T30">.</text:span></text:p>
      <text:p text:style-name="P60"><text:span text:style-name="T72">250 пони</text:span><text:span text:style-name="T30">.</text:span></text:p>
      <text:p text:style-name="P60"><text:span text:style-name="T72">125 поней</text:span><text:span text:style-name="T30">.</text:span></text:p>
      <text:p text:style-name="P60"><text:span text:style-name="T30">54 паня.</text:span>»</text:p>
      <text:p text:style-name="P6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0">– Ты хочешь сказать, этой ночью из населения осталась ты одна? – хрипло спросил я.</text:p>
      <text:p text:style-name="P60">Кобылка кивнула и снова показала на жестянку и вверх.</text:p>
      <text:p text:style-name="P60">– Макс! Оглянись! – тревожно воскликнула Дэш у меня за спиной.</text:p>
      <text:p text:style-name="P6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0">– Дэш! Быстро!</text:p>
      <text:p text:style-name="P6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0">УУУУУУРРРРРРГГГГХХХХХХХ!!!<text:span text:style-name="T10">&lt;</text:span><text:span text:style-name="T60">Metallica-Enter Sandman</text:span><text:span text:style-name="T10">&gt;</text:span></text:p>
      <text:p text:style-name="P6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0">– Макс, запрыгивай!</text:p>
      <text:p text:style-name="P6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5"/>
      <text:p text:style-name="P65">0</text:p>
      <text:p text:style-name="P60"/>
      <text:p text:style-name="P6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0"/>
      <text:h text:style-name="Heading_20_2" text:outline-level="2">15. Филлидельфия</text:h>
      <text:p text:style-name="P49">&lt;<text:span text:style-name="T59">Kiss – I Was Made For Lovin’ You</text:span>&gt;</text:p>
      <text:p text:style-name="P6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0">Я поднял кусок газеты, прибитый ветром к ограждению и быстро пробежался по заголовкам.</text:p>
      <text:p text:style-name="P60">«<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60">На ближайшем же столбе висело объявление, в котором за мою голову уже предлагалось двадцать пять тысяч.</text:p>
      <text:p text:style-name="P6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0">Пегаска взмахнула крыльями для эффекта. Неожиданно для неё и меня, взмах крыльев подбросил её вверх на хороший метр.</text:p>
      <text:p text:style-name="P60">– Какого се… – пегаска приземлилась на круп, изумлённо глядя на свои крылья. – ...на!</text:p>
      <text:p text:style-name="P60">Подумав немного, Дэш выбралась из упряжи и что есть мочи замахала крыльями.</text:p>
      <text:p text:style-name="P6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0">Я перевязывал пегаске голову, когда мне в голову пришла идея. Я указал на валяющийся рядом с нами самокат.</text:p>
      <text:p text:style-name="P60">– Дэш, ты ведь сможешь буксировать его на лету?</text:p>
      <text:p text:style-name="P60">– Этот? Конечно могу! Плёвое дело!</text:p>
      <text:p text:style-name="P60">– А со мной?</text:p>
      <text:p text:style-name="P60">– Хмм. Понимаю, к чему ты клонишь.</text:p>
      <text:p text:style-name="P60">Пегаска критически оглядела меня.</text:p>
      <text:p text:style-name="P6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0">…</text:p>
      <text:p text:style-name="P60">Когда дорожное покрытие слилось в сплошную серую полосу, а руль самоката начал у меня в руках вибрировать от скорости, я заорал:</text:p>
      <text:p text:style-name="P60">– Дэ-э-э-ш!!! Сто-о-ой!!! Хватит! Испытание пройдено! Не увлекайся!!!</text:p>
      <text:p text:style-name="P60">Пегаска приземлилась и, выплюнув поводья изо рта, встала в гордую позу.</text:p>
      <text:p text:style-name="P60">– Я ещё и не начинала, между прочим! Так, только чуть-чуть размялась!</text:p>
      <text:p text:style-name="P60">Я положил самокат и на трясущихся ногах приближался к ней. Сердце ходило ходуном где-то в районе пяток.</text:p>
      <text:p text:style-name="P60">– Дэш, ты это нарочно? Про «клячу» и всё такое?</text:p>
      <text:p text:style-name="P60">– А что такое? – невинно спросила пегаска, полуобернувшись ко мне задом.</text:p>
      <text:p text:style-name="P60"><text:soft-page-break/>– А ничего. – нарочито спокойно сказал я, демонстративно закатывая рукава.</text:p>
      <text:p text:style-name="P6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0">– <text:s/>А того, что я тебя сейчас!..</text:p>
      <text:p text:style-name="P60">ХЛОП!</text:p>
      <text:p text:style-name="P6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0">– Бггг! – <text:s/>заржала пегаска. – Макс, не будь нытиком! Прикольная же шутка!</text:p>
      <text:p text:style-name="P6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0"><text:s/>Я потрепал пегаску между ушей.</text:p>
      <text:p text:style-name="P60">– Насчёт шуток я уже заметил. Не парься, я не сержусь. Вдобавок, не такой уж я и хрупкий, просто люблю перестраховаться.</text:p>
      <text:p text:style-name="P60">– Да? Это клёво. – успокоилась Дэш. – А можно попросить тебя об одной вещи?</text:p>
      <text:p text:style-name="P60">– Да?</text:p>
      <text:p text:style-name="P60">– Помнишь, я разревелась в Груммингтоне?</text:p>
      <text:p text:style-name="P60">– Ну да, было дело.</text:p>
      <text:p text:style-name="P60">– Забудь про это!</text:p>
      <text:p text:style-name="P60">– Почему? – озадачился я. – Ты тогда была такой милой тогда.</text:p>
      <text:p text:style-name="P60">Дэш насупилась и принялась ковырять копытом асфальт.</text:p>
      <text:p text:style-name="P6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0">Я пожал плечами.</text:p>
      <text:p text:style-name="P6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0">– Но ты не плачешь.</text:p>
      <text:p text:style-name="P60">Я задумался.</text:p>
      <text:p text:style-name="P6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0">– Ни фига себе! Куда ж может быть хуже? – воскликнула Дэш. – У вас что, все поголовно встают в восемь утра и едят сено на завтрак, обед и ужин?</text:p>
      <text:p text:style-name="P60">Я засмеялся.</text:p>
      <text:p text:style-name="P60">– Кто-то встаёт и раньше. Но не в этом проблема. У нас... Как бы это сказать... очень холодно.</text:p>
      <text:p text:style-name="P6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0">– Нет, я не то имел ввиду. Холодно не в физическом смысле. В душевном.</text:p>
      <text:p text:style-name="P60">Пегаска всмотрелась мне в лицо, как будто впервые видя его.</text:p>
      <text:p text:style-name="P60">– Ты имеешь ввиду, что тебе утром некому сказать: «Привет, хорошего дня»?</text:p>
      <text:p text:style-name="P60">– Да, примерно это я имел ввиду.</text:p>
      <text:p text:style-name="P60">– Сочувствую. Без друзей не прикольно. Всем нужны друзья. Даже Дискорду, дискорд его забери!</text:p>
      <text:p text:style-name="P60">Пегаска вдруг стала на задние ноги, положив передние мне на плечи.</text:p>
      <text:p text:style-name="P60">– Макс! В Эквестрии у тебя всегда будут друзья, что бы ни случилось!</text:p>
      <text:p text:style-name="P60">Я растроганно обнял пегаску и погладил её по шее.</text:p>
      <text:p text:style-name="P60">– Спасибо, Дэш. Это просто здорово!</text:p>
      <text:p text:style-name="P60">…</text:p>
      <text:p text:style-name="P60">Оставляя на прилавке очередной пустующей филлидельфийской лавки монетку, я озабоченно заметил:</text:p>
      <text:p text:style-name="P6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0">– Ты чего? – не поняла шутки пегаска. – А как же твоё участие в эксперименте?</text:p>
      <text:p text:style-name="P60">– Ты меня всё равно как-нибудь вытащишь. – отмахнулся я. – Лучше помоги искать палатку.</text:p>
      <text:p text:style-name="P6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0">Я пропустил замечание пегаски мимо ушей и продолжил паковать рюкзак.</text:p>
      <text:p text:style-name="P6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0">– Надеюсь, с ним ничего не случится. – озабоченно сказал я. – Иначе придётся объясняться с Трикси.</text:p>
      <text:p text:style-name="P60">– Ерунда! В крайнем случае, купишь ей новый. – отмахнулась пегаска. – Ты не представляешь, как я рада, что избавилась от него!</text:p>
      <text:p text:style-name="P60">Пегаска взлетела и осторожно потянула упряжь. Потом приземлилась и недовольно глянула на меня.</text:p>
      <text:p text:style-name="P60">– Скидывай! – скомандовала пегаска, указав на рюкзак.</text:p>
      <text:p text:style-name="P60">– В чём дело?</text:p>
      <text:p text:style-name="P60">Пегаска молча потянула зубами за шлейку рюкзака, сдёргивая его с меня.</text:p>
      <text:p text:style-name="P60">– Дэш, ты чего?</text:p>
      <text:p text:style-name="P60">Пегаска раскрыла рюкзак и стала копаться в нём.</text:p>
      <text:p text:style-name="P60">– Я могу нести тебя, когда ты весишь семьдесят килограмм. – больший из двух котелков отправился в провал.</text:p>
      <text:p text:style-name="P60">– Я могу тянуть тебя, когда ты весишь восемьдесят килограмм. – две трети наших запасов картошки и ухнули следом.</text:p>
      <text:p text:style-name="P60">– Я могу тащить тебя, даже когда ты весишь девяносто! – насос и запасное колесо к самокату улетели туда же.</text:p>
      <text:p text:style-name="P60">– Но мы не договаривались, что ты будешь весить под сто десять только потому, что дорвался до бесплатных магазинов! Лягать, это уже слишком!</text:p>
      <text:p text:style-name="P60"><text:soft-page-break/>–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60">…</text:p>
      <text:p text:style-name="P6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0">– Я уже вижу Кантерлот. Ещё день пути — и сворачиваем к Понивиллю.</text:p>
      <text:p text:style-name="P60">– А ты выдержишь?</text:p>
      <text:p text:style-name="P60">Пегаска фыркнула.</text:p>
      <text:p text:style-name="P60">– Я-то выдержу. Самокат — нет.</text:p>
      <text:p text:style-name="P6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0">– Я уже думала над этим. Там часто встречаются пони. Тебя узнают.</text:p>
      <text:p text:style-name="P6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0">– «Трасса 52» – прочла Дэш на табличке. – Что-то я не помню тут никаких трасс. Наверное, недавно построили.</text:p>
      <text:p text:style-name="P6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0">– Дэ-э-эш! Тормози-и-и!!!</text:p>
      <text:p text:style-name="P60">– Чего-о-о?! Не слышу!!!</text:p>
      <text:p text:style-name="P60">КРАК!!!</text:p>
      <text:p text:style-name="P6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0"/>
      <text:p text:style-name="P60">…</text:p>
      <text:p text:style-name="P60"/>
      <text:p text:style-name="P71"><text:soft-page-break/>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 Больной, как вы себя чувствуете? Вы можете назвать своё имя?</text:p>
      <text:p text:style-name="P71">Я закрываю глаза и пытаюсь вспомнить.</text:p>
      <text:p text:style-name="P7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Ма-а-акс! Ма-а-акс! Ма-а-акс!</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1">Я открываю глаза и вижу фигуру в голубом.</text:p>
      <text:p text:style-name="P71"/>
      <text:p text:style-name="P60">…</text:p>
      <text:p text:style-name="P60"/>
      <text:p text:style-name="P60">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0">– Ма-а-акс! Ма-а-акс! Встава-а-ай!</text:p>
      <text:p text:style-name="P60">– И как я, интересно, могу встать, если ты стоишь прямо надо мной? – с трудом отвечаю я.</text:p>
      <text:p text:style-name="P60"><text:soft-page-break/>– Хорош умничать! – буркнула пегаска сквозь слёзы. – Макс?!!</text:p>
      <text:p text:style-name="P60">Я был полузадушен силой объятий пегаски.</text:p>
      <text:p text:style-name="P60">– Что-то я слишком часто реву с тех пор, как мы познакомились. – пробормотала Дэш, прижавшись ко мне. – Это не круто.</text:p>
      <text:p text:style-name="P60">– Ещё как круто! – утешил пегаску я. – Ты мне всю рубашку промочила. Прямо как водомётная машина.</text:p>
      <text:p text:style-name="P60">–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6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0">Дэш почесала в затылке.</text:p>
      <text:p text:style-name="P6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0">Вроде, не издевается.</text:p>
      <text:p text:style-name="P60">– Дэш!</text:p>
      <text:p text:style-name="P60">– Ась?</text:p>
      <text:p text:style-name="P60">Пегаска с невинным видом уставилась на меня, практически упёршись своим носом в мой.</text:p>
      <text:p text:style-name="P60">– Я бегаю ещё хуже, чем ты таскаешь фургоны. То есть, чуть лучше, чем никак.</text:p>
      <text:p text:style-name="P60">Пегаска критически осмотрела меня и помотала головой.</text:p>
      <text:p text:style-name="P60">– Фиговые у тебя шутки. Не смешные.</text:p>
      <text:p text:style-name="P60">– Дэш, я не шучу.</text:p>
      <text:p text:style-name="P60">– Не верю. – пегаска провела крылом по моей ноге от пояса до пятки. – У тебя очень длинные ноги. Почти как у аликорнов. Ты не можешь плохо бегать.</text:p>
      <text:p text:style-name="P6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0"><text:span text:style-name="T10">–</text:span> А какой у тебя там был образ жизни?</text:p>
      <text:p text:style-name="P60"><text:span text:style-name="T10">–</text:span> Сидячий. Каждый день по восемь-десять часов в день на стуле, перед компьютером. Иногда и по двенадцать.</text:p>
      <text:p text:style-name="P60">У Дэш отвалилась челюсть.</text:p>
      <text:p text:style-name="P60"><text:span text:style-name="T10">–</text:span> Дискордовы яйца! Ты сидел в тюрьме? За что тебя посадили?</text:p>
      <text:p text:style-name="P60"><text:span text:style-name="T10">–</text:span> Я не сидел в тюрьме! У меня работа сидячая. Была. Программисты так работают, понимаешь? Сидя. У нас это в порядке вещей.</text:p>
      <text:p text:style-name="P60">Пегаска неверяще смотрела на меня. Потом её удивление сменилось сочувствием. Она схватилась за голову.</text:p>
      <text:p text:style-name="P60"><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60"><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
      <text:p text:style-name="P61">***</text:p>
      <text:p text:style-name="P60"/>
      <text:p text:style-name="P60">Два дня спустя…</text:p>
      <text:p text:style-name="P60"/>
      <text:p text:style-name="P60">Мы стояли на берегу Седлового озера. Дэш озадаченно осматривалась.</text:p>
      <text:p text:style-name="P6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2">Пегаска <text:span text:style-name="T10">сконфужено</text:span> заметила:</text:p>
      <text:p text:style-name="P62">– Я в этих краях впервые. И обычно я путешествую по воздуху или поездом.</text:p>
      <text:p text:style-name="P6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62">– Ну что, отправляемся? – Дэш свеслилась с носа, глядя в зеленоватую воду. – Как лодку назовёшь, кэп?</text:p>
      <text:p text:style-name="P62">– «Две банки». – буркнул я.</text:p>
      <text:p text:style-name="P50"/>
      <text:p text:style-name="P50">…</text:p>
      <text:p text:style-name="P50">&lt;<text:bookmark text:name="eow-title"/><text:span text:style-name="T63">Haddaway - What is love </text:span>&gt;</text:p>
      <text:p text:style-name="P6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2"><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2">– Макс. – прервала ход моих мыслей пегаска. – Наш путь заканчивается. В Понивилле мы расстанемся. Ты ничего не хочешь сказать?</text:p>
      <text:p text:style-name="P62">– Что именно? – вопрос застал меня врасплох. Я прекратил грести и обернулся.</text:p>
      <text:p text:style-name="P62">– Ну… – пегаска смутилась. – Что у тебя на душе? Какие чувства? Ты правда совсем-совсем ничего не хочешь мне сказать?</text:p>
      <text:p text:style-name="P62">– Да вроде нет. Ни о чём не думал вообще.</text:p>
      <text:p text:style-name="P6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2">– Значит, тебе нечего мне сказать? Тогда я скажу! Ты врёшь, что ни о чём не думал! Ты опять думал о ней!</text:p>
      <text:p text:style-name="P62">– О ком?</text:p>
      <text:p text:style-name="P6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2">Та-а-ак! Вот в чём дело, лягать меня в пузо! Пегаска ревнует! Какого хера? <text:span text:style-name="T73">Я не давал ей повода!</text:span></text:p>
      <text:p text:style-name="P62">– Это не твоё дело! – рявкнул я.</text:p>
      <text:p text:style-name="P62">– Ах, не моё?! Не моё после побега из центра Псинтела?! Не моё после обнимашек в фургоне?! Не моё после трассы 52?!! Ты… Ты…</text:p>
      <text:p text:style-name="P6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2">–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0">— н</text:span>е такой! Ты не любишь пони!!!</text:p>
      <text:p text:style-name="P62">С каждой фразой пегаска всё сильнее топала ногой. Последнюю фразу она завершила сокрушительным фумикоми.</text:p>
      <text:p text:style-name="P62">КРАК!</text:p>
      <text:p text:style-name="P62">– Ой! – пегаска поспешно отдёрнула ногу. Но было поздно.</text:p>
      <text:p text:style-name="P6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2">– Оставь меня в покое! Мне не нужна твоя помощь!!!</text:p>
      <text:p text:style-name="P6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2">Приволочив меня на берег, Дэш разжала зубы. Я успел перевернуться на спину, когда она со стоном повалилась на меня, раскинув крылья.</text:p>
      <text:p text:style-name="P62"><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2"><text:span text:style-name="T10">– </text:span>Выф-выф-вуф! <text:span text:style-name="T10">– </text:span>возразил я.</text:p>
      <text:p text:style-name="P62">Отпихнув от лица живот пегаски и выплюнув шерсть, я продолжил.</text:p>
      <text:p text:style-name="P62"><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2"><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2">Я молчал, осмысливая услышанное. Злость ушла. Пришла печаль.</text:p>
      <text:p text:style-name="P62"><text:span text:style-name="T10">– </text:span>Дэш, я знаю. Просто не могу о ней забыть.</text:p>
      <text:p text:style-name="P62">Пегаска тяжело поднялась.</text:p>
      <text:p text:style-name="P62"><text:span text:style-name="T10">– </text:span>Везёт же некоторым. <text:span text:style-name="T10">– </text:span>пробормотала она, раскрывая крылья для просушки.</text:p>
      <text:p text:style-name="P62">…</text:p>
      <text:p text:style-name="P62"><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2">Я сидел на песке, прижимаясь спиной к спине пегаски. Её распахнутые крылья защищали меня от ветра.</text:p>
      <text:p text:style-name="P62"><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0"><text:soft-page-break/>– <text:span text:style-name="T1">Дэш… Ты же понимаешь, что я не люблю тебя?</text:span></text:p>
      <text:p text:style-name="P50">–<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2"/>
      <text:h text:style-name="Heading_20_2" text:outline-level="2">16. <text:span text:style-name="T1">Понивилль. Фейс-контроль </text:span></text:h>
      <text:p text:style-name="P50">&lt;<text:span text:style-name="T59">Mothley Crue – Cickstart my heart</text:span>&gt;</text:p>
      <text:p text:style-name="P62">«<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2"/>
      <text:p text:style-name="P62">Я отложил стопку газет, принесенных пегаской.</text:p>
      <text:p text:style-name="P62"><text:span text:style-name="T10">–</text:span> Про меня таки забыли. Отлично.</text:p>
      <text:p text:style-name="P62"><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2"><text:span text:style-name="T10">–</text:span> Ого! Луна никак не уймется. Ладно, это её проблемы.</text:p>
      <text:p text:style-name="P62">К счастью, библиотека Понивилля располагалась на окраине. Пробраться туда под покровом сумерек было раз плюнуть.</text:p>
      <text:p text:style-name="P62"><text:span text:style-name="T10">– </text:span>Твайлайт, привет! Мы вернулись! <text:span text:style-name="T10">–</text:span> я захлопнул за собой дверь.</text:p>
      <text:p text:style-name="P6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2">Ни слова ни говоря, Твайлайт отперла дверь в подвал и потащила меня за собой.</text:p>
      <text:p text:style-name="P62"><text:span text:style-name="T10">– К</text:span>АКОГО ХУЯ?!! Твайлайт, ёб твою понимать, ты чё творишь? <text:span text:style-name="T10">– </text:span>я вцепился в ручку двери.</text:p>
      <text:p text:style-name="P62"><text:span text:style-name="T10">– </text:span>Твайли, ты чего? <text:span text:style-name="T10">– </text:span>брыкалась Дэш. <text:span text:style-name="T10">– </text:span>Немедленно опусти меня на пол!</text:p>
      <text:p text:style-name="P62"><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2"><text:soft-page-break/>ХРУСТЬ!</text:p>
      <text:p text:style-name="P62">Дверная ручка оторвалась с мясом и я продолжил низвержение в подвал.</text:p>
      <text:p text:style-name="P62"><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2"><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2">Я молча дёргался, пытаясь сломать браслеты.</text:p>
      <text:p text:style-name="P62"><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2">Единорожка отвернулась к стеклянному шкафу и стала рыться в нём.</text:p>
      <text:p text:style-name="P62"><text:span text:style-name="T10">– </text:span>Где-то он тут был, я же клала его сюда на прошлой неделе, после эксперимента с тыквой!</text:p>
      <text:p text:style-name="P6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2"><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2">Я снова распластался на столе, скованный браслетами. Твайлайт с безумными глазами склонилась надо мной. Рядом с ней парил скальпель.</text:p>
      <text:p text:style-name="P62"><text:span text:style-name="T10">– </text:span>Твайлайт, не смей! <text:span text:style-name="T10">– </text:span>хриплым от ужаса голосом прошептал я.</text:p>
      <text:p text:style-name="P62"><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2">Скальпель с огромной скоростью метнулся ко мне.</text:p>
      <text:p text:style-name="P62"><text:span text:style-name="T10">– </text:span>А-А-А-А-А-А!</text:p>
      <text:p text:style-name="P62">Вжик-вжие-вжик!</text:p>
      <text:p text:style-name="P62">Лоскутья одежды полетели на пол. Я лежал на столе как новорождённый и орал соответственно.</text:p>
      <text:p text:style-name="P62"><text:span text:style-name="T10">– О</text:span>у! <text:span text:style-name="T73">Что-то новенькое! </text:span>Это надо задокументировать.</text:p>
      <text:p text:style-name="P62">Невесть откуда взявшийся фотоаппарат сделал несколько снимков моего естества в разных ракурсах.</text:p>
      <text:p text:style-name="P62"><text:span text:style-name="T10">– </text:span>Хрен-то тебе зачем? <text:span text:style-name="T10">– </text:span>с бессильной злостью спросил я. <text:span text:style-name="T10">– </text:span><text:span text:style-name="T73">Т</text:span>ы собираешься устроить филиал порнхаба для пони-извращенцев?</text:p>
      <text:p text:style-name="P62"><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2"><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2"><text:soft-page-break/><text:span text:style-name="T10">– </text:span>А если попроще?</text:p>
      <text:p text:style-name="P62"><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2">Твайлайт вытащила воронку из аппарата и приставила её к моей груди. За воронкой к ящику тянулся толстый гофрированный шланг.</text:p>
      <text:p text:style-name="P62"><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2"><text:span text:style-name="T10">– М</text:span>агнетрон вводит в резонанс только частицы магического субстрата. Тебе не о чём волноваться.</text:p>
      <text:p text:style-name="P6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2"><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2"/>
      <text:p text:style-name="P51">***</text:p>
      <text:p text:style-name="P51"/>
      <text:p text:style-name="P62"><text:span text:style-name="T10">– </text:span>А-А-А-А-А-А!!! Бля!</text:p>
      <text:p text:style-name="P62">Мой полёт сквозь усыпанную звёздами сине-зелёную мглу закончился столкновением с чем-то мягким.</text:p>
      <text:p text:style-name="P62"><text:span text:style-name="T10">– </text:span>Сестра???</text:p>
      <text:p text:style-name="P6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2"><text:span text:style-name="T10">– </text:span>А-А-А-А-А-А!!!</text:p>
      <text:p text:style-name="P62"/>
      <text:p text:style-name="P64">***</text:p>
      <text:p text:style-name="P64"/>
      <text:p text:style-name="P62">Две кляксы надо мной сформировались в Рэйнбоу Дэш и Твайлайт Спаркл. Пони озадаченно наблюдали за мной и тихо шушукались.</text:p>
      <text:p text:style-name="P62"><text:span text:style-name="T10">– </text:span>Никогда, слышишь, никогда больше не смей подымать меня...</text:p>
      <text:p text:style-name="P62"><text:span text:style-name="T10">– </text:span>Откуда я знала, что резонансное заклинание так среагирует на...</text:p>
      <text:p text:style-name="P62"><text:span text:style-name="T10">– М</text:span>акс? <text:span text:style-name="T10">– </text:span>пегаска заметила, что я открыл глаза. <text:span text:style-name="T10">– </text:span>Ты в порядке?</text:p>
      <text:p text:style-name="P62">Я издал нечто среднее между брачным рёвом лося и стоном умирающего слона.</text:p>
      <text:p text:style-name="P62"><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2"><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2"/>
      <text:p text:style-name="P62">…</text:p>
      <text:p text:style-name="P62"/>
      <text:p text:style-name="P6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2"><text:span text:style-name="T10">– </text:span>Итак, мы:</text:p>
      <text:p text:style-name="P62">а) Имеем резонаторные рубины для ускорителя.</text:p>
      <text:p text:style-name="P62">б) После исчезновения принцессы Селестиии, не имеем <text:s/>возможности контролировать усиленное ускорителем <text:s/>заклинание Индрэ.</text:p>
      <text:p text:style-name="P62">Это значит, что:</text:p>
      <text:p text:style-name="P62">а) Нам придётся пользоваться обычной версией заклинания. Вероятность успеха в этом случае я оцениваю как <text:s/>один к пяти.</text:p>
      <text:p text:style-name="P62">б) Или идти на большой риск и вызвать неконтролируемое усиленное заклинание.</text:p>
      <text:p text:style-name="P62">Во втором случае вероятность возникновения крупной энергомагической вспышки я оцениваю как один к трём.</text:p>
      <text:p text:style-name="P62"><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2"><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2"><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2">– Дорогая, каждый пони должен быть готов на всё во имя Эквестрии! Если, конечно, это не грязь под туалетным ковриком. – заявила Рэрити.</text:p>
      <text:p text:style-name="P62"><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2"><text:span text:style-name="T10">– </text:span>Тебе-то на Понивилль точно махать! <text:span text:style-name="T10">– </text:span>огрызнулась фермерша. <text:span text:style-name="T10">– Т</text:span>вой дом, поди, не зацепит.</text:p>
      <text:p text:style-name="P62"><text:span text:style-name="T10">– </text:span>Что ты сказала? А ну, повтори? <text:span text:style-name="T10">– </text:span>взвилась пегаска.</text:p>
      <text:p text:style-name="P62"><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2"><text:span text:style-name="T10">– </text:span>Ась?</text:p>
      <text:p text:style-name="P62"><text:span text:style-name="T10">– </text:span>Что?</text:p>
      <text:p text:style-name="P62"><text:span text:style-name="T10">– </text:span>Какой? <text:span text:style-name="T10">– </text:span>разом <text:span text:style-name="T10">о</text:span>бернулась ко мне компания.</text:p>
      <text:p text:style-name="P62"><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2"><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2"><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2"><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2"><text:span text:style-name="T10">– </text:span>Рэр, иногда лучше жевать, чем говорить. Вот честно!</text:p>
      <text:p text:style-name="P62"><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2"><text:span text:style-name="T10">– </text:span>Они лежали в нагрудном кармане рубашки.</text:p>
      <text:p text:style-name="P62">Твайлайт отвлеклась от доски.</text:p>
      <text:p text:style-name="P62"><text:span text:style-name="T10">– В р</text:span>убашке? Я послала вниз Спайка прибраться. Те лохмотья тлели после вспышки... Спа-а-айк!!!</text:p>
      <text:p text:style-name="P62">Дракончик поднялся по лестнице с веником в одной лапе и мусорным пакетом в другой. Он был весь перемазан сажей и что-то торопливо жевал.</text:p>
      <text:p text:style-name="P62"><text:span text:style-name="T10">– </text:span>Вот, прибрался малёхо. Но с потолка сажу ещё не успел счистить, там стремянка нужна.</text:p>
      <text:p text:style-name="P62"><text:span text:style-name="T10">– </text:span>Спайки-Вайки, не выкидывай одежду, пожалуйста. В ней должны быть рубины.</text:p>
      <text:p text:style-name="P62"><text:span text:style-name="T10">– </text:span>Какие ещё рубины? <text:span text:style-name="T10">– </text:span>переспросил Спайк и зажевал быстрее.</text:p>
      <text:p text:style-name="P62"><text:span text:style-name="T10">–</text:span> Резонаторные! <text:span text:style-name="T10">–</text:span> холодея, ответил я. <text:span text:style-name="T10">– </text:span>В кармане рубашки должны лежать четыре кристалла.</text:p>
      <text:p text:style-name="P62"><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8"/>
      <text:p text:style-name="P62">…</text:p>
      <text:p text:style-name="P62"/>
      <text:p text:style-name="P62"><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2"><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2">Подушка отогнулась и в прямоугольнике света показалась голова Пинки.</text:p>
      <text:p text:style-name="P62"><text:span text:style-name="T10">– </text:span>Макс. Ты сейчас правильный, или нет?</text:p>
      <text:p text:style-name="P62"><text:span text:style-name="T10">– </text:span>Макс, ты как? Тебе уже лучше? <text:span text:style-name="T10">– </text:span>в прямоугольнике появилась голова Рэйнбоу Дэш.</text:p>
      <text:p text:style-name="P62"><text:span text:style-name="T10">– </text:span>Фигурально выражаясь, ты в себе? <text:span text:style-name="T10">– </text:span>вклинилась между ними Твайлайт Спаркл.</text:p>
      <text:p text:style-name="P62"><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2">Я отдышался. Поняхи участливо смотрели на меня, выискивая признаки успокоения.</text:p>
      <text:p text:style-name="P62"><text:span text:style-name="T10">– </text:span>Отпустите. Я уже правильный. <text:span text:style-name="T10">– </text:span>наконец произнёс я.</text:p>
      <text:p text:style-name="P62">Пинки, Дэш и Твайлайт слезли с горки подушек, наваленных на меня после эмоционального взрыва. Эпплджек встала с ног.</text:p>
      <text:p text:style-name="P62"><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2"><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2"><text:span text:style-name="T10">– </text:span>Спайк!!! Немедленно... <text:s/>сбегай в лавку к Кейкам за выпечкой! Нам всем нужно успокоиться.</text:p>
      <text:p text:style-name="P62"><text:span text:style-name="T10">– </text:span>Уже бегу!</text:p>
      <text:p text:style-name="P62"/>
      <text:p text:style-name="P64">***</text:p>
      <text:p text:style-name="P62"/>
      <text:p text:style-name="P6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2"><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2"><text:span text:style-name="T10">– </text:span>Не беспокойся, всё просчитано. Я уверена, я подчёркиваю, абсолютно уверена в безопасности эксперимента!</text:p>
      <text:p text:style-name="P62"><text:span text:style-name="T10">– </text:span>Ой, чего-то мне нехорошо становится, когда ты так говоришь...</text:p>
      <text:p text:style-name="P62"><text:span text:style-name="T10">– </text:span>Девочки, приготовились! Начинаю обратный отсчёт! Десять! Девять! Восемь! Семь!</text:p>
      <text:p text:style-name="P62">Гудение синхрофазотрона усилилось. Картинка у меня перед глазами поплыла.</text:p>
      <text:p text:style-name="P62"><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2">Картинка у меня перед глазами выключилась.</text:p>
      <text:p text:style-name="P62"/>
      <text:h text:style-name="Heading_20_2" text:outline-level="2">17. <text:span text:style-name="T1">Откровение</text:span></text:h>
      <text:p text:style-name="P50">&lt;<text:span text:style-name="T59">Mission Impossible theme</text:span>&gt;</text:p>
      <text:p text:style-name="P6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2">Я вглядываюсь в него.</text:p>
      <text:p text:style-name="P6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2">Я перехожу провал.</text:p>
      <text:p text:style-name="P6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0"><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5">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2">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62"><text:soft-page-break/>Мириады пульсирующих нитей сходятся к центру комнаты, где на матрасе лежит обтянутый шкурой скелет аликорна.</text:p>
      <text:p text:style-name="P62">Я осторожно пересекаю комнату и захлопываю двери на балкон.</text:p>
      <text:p text:style-name="P62"><text:span text:style-name="T10">– </text:span>А-а-а, ты всё-таки пришёл… <text:span text:style-name="T10">– </text:span>шелестит скрипучий голос за моей спиной.</text:p>
      <text:p text:style-name="P6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2"><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2"><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2"><text:span text:style-name="T10">– </text:span>ТЫ НИЧЕГО НЕ УЗНАЕШЬ!!!</text:p>
      <text:p text:style-name="P6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2"><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2">Луна закашливается едким смехом и отпивает из вазы, стоящей на полу рядом с матрацем.</text:p>
      <text:p text:style-name="P62"><text:span text:style-name="T10">– </text:span>Открой балкон. Мы призвали Найтмэр, чтобы подольше продержаться. Этой сучке из племени виндиго нужен ветер.</text:p>
      <text:p text:style-name="P6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2"><text:span text:style-name="T10">– </text:span>Сожалеем, что не можем убить тебя.</text:p>
      <text:p text:style-name="P62">Обернувшись я встречаюсь с рогом аликорницы, нацеленным мне в грудь.</text:p>
      <text:p text:style-name="P62"><text:span text:style-name="T10">– </text:span>Твоё тело соткано из наваждения — Нам ли не знать! Мы всё ещё Владыка Снов.</text:p>
      <text:p text:style-name="P62">Я делаю шаг назад, на балкон. Луна трескуче смеётся и шагает следом.</text:p>
      <text:p text:style-name="P62"><text:span text:style-name="T10">– </text:span>Но что в Нашей власти — так это вышвырнуть тебя отсюда!</text:p>
      <text:p text:style-name="P62">Я снова отступаю. Как я помню, балкон метра три в ширину и без перил. И хоть я осознаю, что это сон, мне страшно до онемения.</text:p>
      <text:p text:style-name="P62"><text:span text:style-name="T10">– </text:span>Призвав тебя сюда, мы потратили последние силы. Которыми можно было поддерживать Эквестрию ещё долгие годы.</text:p>
      <text:p text:style-name="P62">Шаг назад.</text:p>
      <text:p text:style-name="P62"><text:span text:style-name="T10">– </text:span>Кимеринн погиб, чтобы ты жил.</text:p>
      <text:p text:style-name="P62">Шаг назад.</text:p>
      <text:p text:style-name="P62"><text:span text:style-name="T10">– </text:span>Сел осталась без магии и развоплотилась из-за тебя.</text:p>
      <text:p text:style-name="P62">Шаг назад.</text:p>
      <text:p text:style-name="P62"><text:span text:style-name="T10">– </text:span>Столько надежд впустую. И, как финальная насмешка, ты увидишь гибель всего, что Нам дорого?! Не бывать этому! ПОШЁЛ ВОН!!!</text:p>
      <text:p text:style-name="P62"><text:soft-page-break/>Я мешкаю, не чувствуя под отступающей ногой опоры, и этого хватает, чтобы Луна в выпаде достала меня рогом.</text:p>
      <text:p text:style-name="P62">Магический разряд пронзает грудь сетью молний и вышвыривает меня с балкона. Луна — или Найтмэр Мун? — хохочет, видя моё падение.</text:p>
      <text:p text:style-name="P62">Я проваливаюсь в звёздную сине-зелёную мглу.</text:p>
      <text:p text:style-name="P62"/>
      <text:p text:style-name="P62">…</text:p>
      <text:p text:style-name="P50"/>
      <text:p text:style-name="P6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2">Ближе.</text:p>
      <text:p text:style-name="P62">Всем телом ощущаю дискомфорт от низкочастотной вибрации, как будто рядом проходит поезд.</text:p>
      <text:p text:style-name="P62">Ещё ближе.</text:p>
      <text:p text:style-name="P6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2">Совсем близко.</text:p>
      <text:p text:style-name="P6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2">Я ВИЖУ!!! ПРОКЛЯТЬЕ, КАК ВСЁ ПРОСТО!!!</text:p>
      <text:p text:style-name="P6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2"><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2">Я киваю ей в ответ. Мне понятно, почему.</text:p>
      <text:p text:style-name="P62"><text:span text:style-name="T10">– </text:span>Как тебя зовут, малышка? Я постараюсь найти тебя. Может быть, ещё не поздно.</text:p>
      <text:p text:style-name="P62">Пегаска приветственно машет копытом.</text:p>
      <text:p text:style-name="P38"><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4">***</text:p>
      <text:p text:style-name="P64"/>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6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2"><text:span text:style-name="T10">– </text:span>Ну что? Увидел что-нибудь, сахарок?</text:p>
      <text:p text:style-name="P62">Пони уставились на меня с надеждой.</text:p>
      <text:p text:style-name="P62"><text:span text:style-name="T10">– </text:span>Да.</text:p>
      <text:p text:style-name="P62">Откровение давило на психику как тонна кирпичей. Я не знал, что им сказать. Я не мог.</text:p>
      <text:p text:style-name="P62"><text:span text:style-name="T10">– П</text:span>ревосходно!</text:p>
      <text:p text:style-name="P62"><text:span text:style-name="T10">– </text:span>Это просто супер-дупер-здоровски-потрясно!</text:p>
      <text:p text:style-name="P62"><text:span text:style-name="T10">– </text:span>Йей!</text:p>
      <text:p text:style-name="P62"><text:span text:style-name="T10">– </text:span>Ю-ху!</text:p>
      <text:p text:style-name="P62"><text:span text:style-name="T10">– О</text:span>фигенно! Мы победили! Макс, ты молодец!</text:p>
      <text:p text:style-name="P62"><text:span text:style-name="T10">– </text:span>Замечательно! Секундочку, я приготовлю дневник…</text:p>
      <text:p text:style-name="P62">Восторг пони постепенно сменился ожиданием. Я молчал.</text:p>
      <text:p text:style-name="P62"><text:span text:style-name="T10">– </text:span>Э-м-м? И что же ты увидел? <text:span text:style-name="T10">– </text:span>не выдержала Твайлайт.</text:p>
      <text:p text:style-name="P62"><text:span text:style-name="T10">– </text:span>Я… не могу сказать.</text:p>
      <text:p text:style-name="P62">Ожидание сменилось недоумением. Рэйнбоу Дэш насмешливо скривила губы.</text:p>
      <text:p text:style-name="P62"><text:span text:style-name="T10">– </text:span>Да ладно! Кончай прикалываться, мы же ждём! Шутка зачлась!</text:p>
      <text:p text:style-name="P62"><text:span text:style-name="T10">– </text:span>Не могу!!!</text:p>
      <text:p text:style-name="P62"/>
      <text:p text:style-name="P62">…</text:p>
      <text:p text:style-name="P62"/>
      <text:p text:style-name="P62">Молчание прервала Эпплджек.</text:p>
      <text:p text:style-name="P62"><text:span text:style-name="T10">– </text:span>Сахарок, с тобой всё в порядке?</text:p>
      <text:p text:style-name="P62">Дэш подошла ко мне вплотную, обняла мою голову и прижалась нос к носу.</text:p>
      <text:p text:style-name="P62"><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2">Я высвободился из объятий пегаски.</text:p>
      <text:p text:style-name="P62"><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2">Тишина сменилась гулом голосов. Пони вполголоса обсуждали ситуацию, посматривая на меня и почёсывая в затылках.</text:p>
      <text:p text:style-name="P62"><text:span text:style-name="T10">– </text:span>Конски яблоки! Вот это поворот! А мне так хотелось узнать, что за нечисть тут орудует!</text:p>
      <text:p text:style-name="P62"><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2"><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2"><text:span text:style-name="T10">– </text:span>Рэр, отвали!</text:p>
      <text:p text:style-name="P62"><text:span text:style-name="T10">– </text:span>Оу, какие страсти! Ладно-ладно, не сердись, дорогая, не мешаю!</text:p>
      <text:p text:style-name="P62"><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2"><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2"><text:span text:style-name="T10">– </text:span>Стойте!</text:p>
      <text:p text:style-name="P62">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2"><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2">…</text:p>
      <text:p text:style-name="P62">«<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62">…</text:p>
      <text:p text:style-name="P62"><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2">Пегаска сжала голову копытами.</text:p>
      <text:p text:style-name="P62"><text:span text:style-name="T10">– </text:span>Это может быть случай так называемого «кота Шротингера». Никогда бы не подумала, что он мне встретится на практике!</text:p>
      <text:p text:style-name="P62">Твайлайт протёрла доску тряпочкой и нарисовала на ней коробку.</text:p>
      <text:p text:style-name="P62"><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2"><text:span text:style-name="T10">–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62"><text:span text:style-name="T10">– </text:span>Бедный котик. <text:span text:style-name="T10">– </text:span>прошептала Флаттершай.</text:p>
      <text:p text:style-name="P62">Я насторожился, услышав знакомое заклинание.</text:p>
      <text:p text:style-name="P62"><text:span text:style-name="T10">– </text:span>Стой! Откуда тебе известно про заклинание Стирания?</text:p>
      <text:p text:style-name="P62"><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2"><text:span text:style-name="T10">– </text:span>Гм. Ну ладно, продолжай.</text:p>
      <text:p text:style-name="P62"><text:span text:style-name="T10">– </text:span>Так вот, по условию эксперимента известно, что вероятность того, что кто-то откроет ящик, ненулевая.</text:p>
      <text:p text:style-name="P62"><text:span text:style-name="T10">– </text:span>И что это означает, дорогая? <text:span text:style-name="T10">– </text:span>спросила Рэрити.</text:p>
      <text:p text:style-name="P62"><text:soft-page-break/><text:span text:style-name="T10">– </text:span>Это значит, что кто-нибудь когда-нибудь обязательно откроет его.</text:p>
      <text:p text:style-name="P62"><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2"><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2">Твайлайт прокашлялась, отпила из графина и продолжила.</text:p>
      <text:p text:style-name="P62"><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2">Пони молчали, переваривая информацию. Дэш с отсутствующим видом следила за пауком на потолке.</text:p>
      <text:p text:style-name="P62">Наконец Эпплджек сдвинула шляпу на лоб.</text:p>
      <text:p text:style-name="P62"><text:span text:style-name="T10">–</text:span> То есть, ты хочешь сказать, что мы все — навроде этого кота, а Макс боится открыть ящик? Чтоб мы не исчезли окончательно?</text:p>
      <text:p text:style-name="P62"><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2">Я поднял руку, прося слово. Пони обернулись на меня и затихли.</text:p>
      <text:p text:style-name="P62"><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2">…</text:p>
      <text:p text:style-name="P62"><text:span text:style-name="T10">– </text:span>Лягать! <text:span text:style-name="T10">– </text:span>выругалась Дэш. <text:span text:style-name="T10">– </text:span>Значит, наши усилия по доставке резонаторов пошли лесом.</text:p>
      <text:p text:style-name="P62"><text:span text:style-name="T10">– </text:span>Не совсем. Мне таки удалось узнать, где искать Селестию.</text:p>
      <text:p text:style-name="P62">В библиотеке снова поднялся галдёж. Твайлайт подняла копыто.</text:p>
      <text:p text:style-name="P62"><text:span text:style-name="T10">– </text:span>Тихо! Спайк, будь добр, сбегай к Кейкам за выпечкой. Нам надо успокоиться. Макс, хоть про Селестию ты нам можешь рассказать?</text:p>
      <text:p text:style-name="P62"><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2"><text:span text:style-name="T10">– А </text:span>как ты узнал… <text:span text:style-name="T10">– </text:span>начала было единорожка, но её перебил напряжённый голос Спайка.</text:p>
      <text:p text:style-name="P62"><text:span text:style-name="T10">– </text:span>Твай! <text:span text:style-name="T10">– </text:span>дракончик стоял в дверях спиной к нам. <text:span text:style-name="T10">– </text:span>У нас гости.</text:p>
      <text:p text:style-name="P62">Спайк попятился назад. Дверь широко растворилась и в библиотеку вошла Луна.</text:p>
      <text:p text:style-name="P62"/>
      <text:h text:style-name="Heading_20_2" text:outline-level="2">18. Поединок с Луной.</text:h>
      <text:p text:style-name="P62"/>
      <text:p text:style-name="P62">Дружный вздох прокатился по залу.</text:p>
      <text:p text:style-name="P6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2"><text:span text:style-name="T10">– </text:span>Макс, беги!!!</text:p>
      <text:p text:style-name="P6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2"><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62">Мы с пегаской застыли в синем левитационном поле и поплыли к Луне.</text:p>
      <text:p text:style-name="P62"><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62">Нас с Дэш обернуло лавандовое левитационное поле и мы полетели к библиотекарше.</text:p>
      <text:p text:style-name="P62"><text:span text:style-name="T10">–</text:span> Что? Мы не ослышались? ТЫ СМЕЕШЬ МЕШАТЬ НАМ?!!</text:p>
      <text:p text:style-name="P62">Нас опять потащило к Луне. Дэш подпёрла голову копытом и скорчила скучающую мину.</text:p>
      <text:p text:style-name="P62"><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62">В голосе лавандовой единорожки звучал металл. Мы опять полетели к Твайлайт.</text:p>
      <text:p text:style-name="P62"><text:span text:style-name="T10">–</text:span> ДОВОЛЬНО! НАМ НАДОЕЛА ЭТА НЕПОКОРНОСТЬ! ПОЗНАЙ ГНЕВ ПРИНЦЕССЫ НОЧИ!!!</text:p>
      <text:p text:style-name="P62"><text:span text:style-name="T10">–</text:span> Элементы! Аврал!!! Работаем!!!</text:p>
      <text:p text:style-name="P62">Ярко-фиолетовый луч разгневанной аликорницы столкнулся со щитом наспех мобилизованных Элементов <text:s/>Гармонии.</text:p>
      <text:p text:style-name="P62">Началась жара.</text:p>
      <text:p text:style-name="P6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2"><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62"><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6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2"><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2"><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62"><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62"><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2"><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62">Перед Луной возник ярко-фиолетовый шар, окутанный роем голубых искорок.</text:p>
      <text:p text:style-name="P62"><text:span text:style-name="T10">– О</text:span>хренеть! <text:span text:style-name="T10">– </text:span>чертыхнулся Спайк. <text:span text:style-name="T10">– </text:span><text:s/>Твай, она создаёт сферу стихий!</text:p>
      <text:p text:style-name="P62"><text:span text:style-name="T10">– </text:span>Вижу! <text:span text:style-name="T10">– </text:span>донёсся голос единорожки из-под потолка. <text:span text:style-name="T10">– </text:span>Задействовала план «Д»!</text:p>
      <text:p text:style-name="P6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2"><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2">Дракончик пополз было к окну, но я придержал его за хвост.</text:p>
      <text:p text:style-name="P62"><text:span text:style-name="T10">– </text:span>Погоди. У меня есть вариант получше.</text:p>
      <text:p text:style-name="P62">Я вылез из-под шкафа и попрыгал на одной ноге в центр зала.</text:p>
      <text:p text:style-name="P62"><text:span text:style-name="T10">– </text:span>Стойте! Прекратите! Да остановитесь же!!!</text:p>
      <text:p text:style-name="P62">Аликорница и шестёрка уставились на меня.</text:p>
      <text:p text:style-name="P62"><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2"><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62"><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2"><text:span text:style-name="T10">– </text:span>Как ты её назвал? <text:span text:style-name="T10">– </text:span>отвалилась челюсть у аликорницы.</text:p>
      <text:p text:style-name="P62"><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62"><text:span text:style-name="T10">– </text:span>Что? <text:span text:style-name="T10">– </text:span>хором вскрикнули я с Луной.</text:p>
      <text:p text:style-name="P6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2">С громким треском они встретились у лестницы на верхний ярус.</text:p>
      <text:p text:style-name="P6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2">Этой малой частью сознания я отметил скрип двери и застенчивый голос:</text:p>
      <text:p text:style-name="P62"><text:span text:style-name="T10">– </text:span>Твайлайт, Дёрпи сказала, у тебя есть «Особенности поведения, питания и размножения приматов»? Я бы хотела её ненадолго… Ого!!!</text:p>
      <text:p text:style-name="P62"><text:soft-page-break/>После долгой паузы тот же голос спросил:</text:p>
      <text:p text:style-name="P62"><text:span text:style-name="T10">– </text:span>Что тут случилось? Почему все висят в воздухе? И всё вот это?</text:p>
      <text:p text:style-name="P62">Голос Спайка откуда-то из подвала ответил:</text:p>
      <text:p text:style-name="P62"><text:span text:style-name="T10">– </text:span>Потому что Твайлайт остановила время. В радиусе девяти метров, как мне кажется. Или десяти.</text:p>
      <text:p text:style-name="P62"><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2"><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2">Наступило молчание. Потом донеслось всхлипывание единорожки-заучки.</text:p>
      <text:p text:style-name="P62"><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2"><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2"><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2">В мозгу раздалось мычание, как если бы кто-то хотел выругаться, но в через силу сдержался.</text:p>
      <text:p text:style-name="P62"><text:span text:style-name="T10">– </text:span>КТО ИЗ МАГОВ СЕЙЧАС ПРИСУТСТВУЕТ В БИБЛИОТЕКЕ ЗА ПРЕДЕЛАМИ ЗОНЫ СКОЛЛАПСИРОВАВШЕГО ВРЕМЕНИ?</text:p>
      <text:p text:style-name="P62">Молчание. Наконец голос Спайка произнёс:</text:p>
      <text:p text:style-name="P62"><text:span text:style-name="T10">– </text:span>Она имеет ввиду, кто из единорогов в библиотеке не попал в это сверхпрозрачное стекло? Ну же, не тушуйся!</text:p>
      <text:p text:style-name="P62">Послышался застенчивый голос.</text:p>
      <text:p text:style-name="P62"><text:span text:style-name="T10">– </text:span>Эмм, я вам подхожу?</text:p>
      <text:p text:style-name="P62"><text:span text:style-name="T10">– </text:span>КТО ТЫ?</text:p>
      <text:p text:style-name="P62"><text:span text:style-name="T10">– </text:span>Эмм, Лира Хартстрингс, единорог. Я не то, чтобы маг, моя специализация — музыка…</text:p>
      <text:p text:style-name="P62"><text:span text:style-name="T10">– </text:span>ГОДИТСЯ! ТЫ ВИДИШЬ ТОЧКУ СИНГУЛЯРНОСТИ?</text:p>
      <text:p text:style-name="P62"><text:span text:style-name="T10">– </text:span>Эмм?</text:p>
      <text:p text:style-name="P62">Голос Спайка пояснил:</text:p>
      <text:p text:style-name="P62"><text:span text:style-name="T10">– </text:span>Вон та яркая искорка над лестницей, у которой вся картинка искривляется.</text:p>
      <text:p text:style-name="P62"><text:span text:style-name="T10">– </text:span>Да! Вижу.</text:p>
      <text:p text:style-name="P62"><text:span text:style-name="T10">– </text:span>ТЕПЕРЬ ЛЕВИТИРУЙ ПРИМАТА В ТОЧКУ СИНГУЛЯРНОСТИ.</text:p>
      <text:p text:style-name="P62"><text:span text:style-name="T10">– </text:span>Чего?!! <text:span text:style-name="T10">– </text:span>возопило моё малое сознание.</text:p>
      <text:p text:style-name="P62"><text:span text:style-name="T10">– </text:span>Эмм… Зачем?</text:p>
      <text:p text:style-name="P62"><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62"><text:span text:style-name="T10">– </text:span>Вы даёте слово, что человеку не будет причинён вред? <text:span text:style-name="T10">– </text:span>голос Лиры обрёл непривычную твёрдость.</text:p>
      <text:p text:style-name="P62"><text:span text:style-name="T10">– </text:span>КАК ТЫ СМЕЕШЬ СОМНЕВАТЬСЯ В НАС, СВОЕЙ ПРИНЦЕССЕ?</text:p>
      <text:p text:style-name="P62"><text:span text:style-name="T10">– Я </text:span>не сомневаюсь в вас, Ваше Высочество… Потому и требую слова!</text:p>
      <text:p text:style-name="P62"><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2"><text:span text:style-name="T10">– </text:span>Ну, блядь, спасибо! <text:span text:style-name="T10">– </text:span>подумал я.</text:p>
      <text:p text:style-name="P62"><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2">Тишина… С громким хлопком торнадо исчезает, сознания воссоединяются, всё падает на пол. </text:p>
      <text:p text:style-name="P62"/>
      <text:p text:style-name="P62">…</text:p>
      <text:p text:style-name="P62"/>
      <text:p text:style-name="P62"><text:span text:style-name="T10">– </text:span>Буэ-э-э!</text:p>
      <text:p text:style-name="P62">То ли от воздействия сингулярности, то ли от того, что закружилась голова в торнадо, но меня буквально вывернуло наизнанку.</text:p>
      <text:p text:style-name="P62"><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6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2"><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6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2"><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62">Просительные нотки контрастировали с привычным для Луны властным тоном. Аликорница присела на пол и устало опустила голову.</text:p>
      <text:p text:style-name="P62">Я кивнул ей примирительно.</text:p>
      <text:p text:style-name="P62"><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2"><text:span text:style-name="T10">– </text:span>Давай по-порядку. <text:span text:style-name="T10">– о</text:span>становила меня Луна. <text:span text:style-name="T10">– </text:span>С чего ты взял, что она в твоём мире?</text:p>
      <text:p text:style-name="P62"><text:soft-page-break/>Я задумался. Как объяснить ей, не рассказывая основное? То, от чего весь мир остановится? Как описать частность, не раскрыв суть?</text:p>
      <text:p text:style-name="P62">Луна продолжила с горечью.</text:p>
      <text:p text:style-name="P62"><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2"><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2"><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6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2">Я со всей дури грохнул кулаком по ограждению балкона. Перила жалобно скрипнули. Луна всё поняла и кивнула.</text:p>
      <text:p text:style-name="P62"><text:span text:style-name="T10">– </text:span>Теперь ты понимаешь, почему Мы виним тебя в развоплощении сестры?</text:p>
      <text:p text:style-name="P62"><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62">Луна пристально взглянула на меня и понимающе склонила голову.</text:p>
      <text:p text:style-name="P62"><text:span text:style-name="T10">– </text:span>Мы знаем, иногда так бывает. Продолжай.</text:p>
      <text:p text:style-name="P62"><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2"><text:span text:style-name="T10">– </text:span>Да, помним.</text:p>
      <text:p text:style-name="P62"><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2">В разговор встряла Твайлайт, до этого тихо стоявшая в сторонке.</text:p>
      <text:p text:style-name="P62"><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2">Я вздохнул с облегчением. Твайлайт — умничка! Мне даже придумывать ничего не пришлось.</text:p>
      <text:p text:style-name="P62"><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62">Единорожка успокаивающе произнесла:</text:p>
      <text:p text:style-name="P62"><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2"><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2">Аликорница вернулась на место, воссоединившись с двойником.</text:p>
      <text:p text:style-name="P62"><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62"><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2">Единорожка задумалась.</text:p>
      <text:p text:style-name="P62"><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2"><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62"><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62">Луна сморщила нос при этих словах, но всё же кивнула.</text:p>
      <text:p text:style-name="P62"><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2"><text:span text:style-name="T10">– </text:span>Я приглашу их. Они не откажутся.</text:p>
      <text:p text:style-name="P62"><text:span text:style-name="T10">– </text:span>Что ж, ещё одной проблемой меньше. Теперь нужно решить, как найти Сел. Кто-то должен отправиться за ней.</text:p>
      <text:p text:style-name="P62"><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62"><text:span text:style-name="T10">– </text:span>А если…</text:p>
      <text:p text:style-name="P62"><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2"><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2"><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62">Единорожка вернулась в библиотеку. Некоторое время мы с Луной молча слушали звуки засыпающего Понивилля.</text:p>
      <text:p text:style-name="P62"><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62"><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2"><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2">Аликорница отвлеклась от воспоминаний.</text:p>
      <text:p text:style-name="P62"><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2"><text:span text:style-name="T10">– </text:span>Почему же ты не смогла найти меня с его помощью?</text:p>
      <text:p text:style-name="P62">Аликорница смутилась.</text:p>
      <text:p text:style-name="P62"><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2"><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62"><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62">Я присмотрелся к ночной принцессе. Что она знает о нас с Селли?</text:p>
      <text:p text:style-name="P62"><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62"><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62"><text:span text:style-name="T10">– </text:span>А также совместить приятное с полезным. <text:span text:style-name="T10">– </text:span>не удержался я.</text:p>
      <text:p text:style-name="P56">Луна бросила на меня тяжёлый взгляд.</text:p>
      <text:p text:style-name="P60"><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6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15">–</text:span> Тогда зачем она..?</text:p>
      <text:p text:style-name="P56"><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text:soft-page-break/>Тревожная догадка окончательно сковала морозом душу.</text:p>
      <text:p text:style-name="P60"><text:span text:style-name="T16">–</text:span> А другие? Они тоже… давали мне потому, что считали меня последним шансом?</text:p>
      <text:p text:style-name="P60">У аликорницы отвалилась челюсть.</text:p>
      <text:p text:style-name="P60"><text:span text:style-name="T16">–</text:span> Другие? Кто ещё?<text:span text:style-name="T10"> </text:span>С кем ещё у тебя были… отношения?</text:p>
      <text:p text:style-name="P56"><text:span text:style-name="T15">–</text:span> С Рэйнбоу Дэш <text:span text:style-name="T15">–</text:span> ответил я несчастным голосом. <text:span text:style-name="T15">–</text:span> И, может быть, с Пинки.</text:p>
      <text:p text:style-name="P56"><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6">Аликорница фыркнула.</text:p>
      <text:p text:style-name="P56"><text:span text:style-name="T15">–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2"><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62">Я благодарно взъерошил пегаске гриву. Уныние отступило.</text:p>
      <text:p text:style-name="P62"><text:span text:style-name="T10">– </text:span>Спасибо, Дэш. Ты настоящий друг.</text:p>
      <text:p text:style-name="P62"><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62">Я удивлённо воззрился на аликорницу.</text:p>
      <text:p text:style-name="P62"><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2">Я пожал плечами и спустился с пегаской вниз, к компании.</text:p>
      <text:p text:style-name="P62"/>
      <text:h text:style-name="P172" text:outline-level="2">19. <text:span text:style-name="T1">Лучший</text:span> Гранд Галопин<text:span text:style-name="T1">г</text:span> Гала <text:span text:style-name="T1">в истории</text:span></text:h>
      <text:p text:style-name="P87">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2"><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2"><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6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2">Я вытащил из кармана пасочку аликорна, подаренную мне кобылкой в Груммингтоне, и положил её на подоконник рядом с фигуркой.</text:p>
      <text:p text:style-name="P62">Тук-тук-тук!</text:p>
      <text:p text:style-name="P62"><text:span text:style-name="T10">– </text:span>Макс, ты тут? <text:span text:style-name="T10">–</text:span>Дэш просунула нос в дверь, не дожидаясь отклика. <text:span text:style-name="T10">– </text:span>Ага, вот ты где! Я с тобой!</text:p>
      <text:p text:style-name="P62"><text:soft-page-break/>Она швырнула перемётные сумки мне на постель и пошла к выходу.</text:p>
      <text:p text:style-name="P62"><text:span text:style-name="T10">– </text:span>Ну, чего застрял? Пошли скорее, а то на хавчик опоздаем! <text:span text:style-name="T10">– </text:span>нетерпеливо обернулась пегаска.</text:p>
      <text:p text:style-name="P62">Я пожал плечами и пошёл следом. Бороться со стихией в лице Дэш было трудновато. Да и незачем.</text:p>
      <text:p text:style-name="P62"/>
      <text:p text:style-name="P50">…</text:p>
      <text:p text:style-name="P50"/>
      <text:p text:style-name="P6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2"><text:span text:style-name="T10">– </text:span>Располагайтесь. <text:span text:style-name="T10">– </text:span>кивнула нам Луна.</text:p>
      <text:p text:style-name="P6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62"><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6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62"><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2">Я мило улыбнулся ей в ответ, закинул в рот пучок петрушки и ответил.</text:p>
      <text:p text:style-name="P62"><text:span text:style-name="T10">– </text:span>А ты первая на моей памяти лошадь, умеющая магичить.</text:p>
      <text:p text:style-name="P62">Луна нахмурилась, но потом луч озарения коснулся её мордочки.</text:p>
      <text:p text:style-name="P50">– П<text:span text:style-name="T1">ризнаю, Мы были несправедливы к тебе. Как Нам тебя называть?</text:span></text:p>
      <text:p text:style-name="P62">Я выплюнул петрушку и взял кусок рыбы.</text:p>
      <text:p text:style-name="P50">– <text:span text:style-name="T1">Человеком. Во множественном числе мы — люди. Хотя множественная форма тебе не понадобится, принцесса.</text:span></text:p>
      <text:p text:style-name="P62">Все расселись по местам, когда с дальнего конца стола раздался звонкий голосок.</text:p>
      <text:p text:style-name="P50">– <text:span text:style-name="T1">Эй, а туточки одно место пустует! Можно его займёт Гамми?</text:span></text:p>
      <text:p text:style-name="P50"><text:span text:style-name="T1">– Нет, Пинки. </text:span>– <text:span text:style-name="T1">ответила Луна. </text:span>– <text:span text:style-name="T1">Мы ждём ещё одного гостя.</text:span></text:p>
      <text:p text:style-name="P62">– А если он не придёт, тогда можно?</text:p>
      <text:p text:style-name="P6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2">– Эй! Это моя шляпа! – возмутилась фермерша.</text:p>
      <text:p text:style-name="P6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2"><text:soft-page-break/>– Прекрати паясничать! – негромко сказала Луна.</text:p>
      <text:p text:style-name="P62">– Я не хотел… Тут мышь… – мои уши загорались медленно, но неотвратимо.</text:p>
      <text:p text:style-name="P62">– Мы не тебе. – так же тихо произнесла аликорница.</text:p>
      <text:p text:style-name="P6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2">– Перестань, Дискорд. – устало ответила Луна. – Фиглярство вызывает улыбку только первые пару сотен лет.</text:p>
      <text:p text:style-name="P62">– Говори только за себя, дражайшая! Я, наоборот, только вхожу во вкус!</text:p>
      <text:p text:style-name="P62">Драконикус принялся жадно есть брюкву и заткнулся.</text:p>
      <text:p text:style-name="P62">Аликорница обвела присутствующих долгим взглядом и начала.</text:p>
      <text:p text:style-name="P6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2">– Прибыл к нам, ага. А я-то думал, Селли сама на нашу голову вытащила эту обезьяну из мухосранска. – прочавкал сам себе Дискорд.</text:p>
      <text:p text:style-name="P62">– Макс берётся отыскать Селестию. И наша задача — помочь ему в этом! – с нажимом произнесла Луна, ни на кого не глядя.</text:p>
      <text:p text:style-name="P6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2">– Я полностью в вашем распоряжении, Ваше Высочество! Думаю, мои друзья меня поддержат! – отчеканила Твайлайт.</text:p>
      <text:p text:style-name="P62">Шестёрка пони отозвалась невнятным мычанием.</text:p>
      <text:p text:style-name="P6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2">–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2">– Эталоном? Для всехпони? Всегда говорила? – Дискорд принял задумчивую позу, стреляя глазами по сторонам.</text:p>
      <text:p text:style-name="P6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2">– Мы думаем, она была права!</text:p>
      <text:p text:style-name="P62"><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2">– Ну, это… Если светоч, то конечно… А как же! Я всегда знал, что я светоч!.. А для Элементов Гармонии я тоже светоч?</text:p>
      <text:p text:style-name="P62">– Разумеется! – заверила его Луна, изо всех сил моргая шестёрке.</text:p>
      <text:p text:style-name="P62">– Светоч, светоч! – вразнобой подтвердили пони. Пожалуй, Флаттершай даже не врала.</text:p>
      <text:p text:style-name="P6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2">– Ффух! – шумно выдохнула Луна. – Спасибо вам, Наши дорогие, вы Нам очень помогли!</text:p>
      <text:p text:style-name="P62">– Но мы же ничего не сделали! – запротестовала Эпплджек.</text:p>
      <text:p text:style-name="P6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2"/>
      <text:p text:style-name="P62">…</text:p>
      <text:p text:style-name="P62"/>
      <text:p text:style-name="P62">Безмолвными тенями скользнули лакеи и унесли блюда. На освободившемся столе Луна расстелила свиток с записями.</text:p>
      <text:p text:style-name="P62">– Теперь, мои маленькие пони, Мы должны просить вас ещё об одной услуге.</text:p>
      <text:p text:style-name="P62">Странно и непривычно было видеть принцессу ночи сконфуженной.</text:p>
      <text:p text:style-name="P6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2">При этих словах пони стали прятать глаза, а Дэш фейсхуфнула.</text:p>
      <text:p text:style-name="P62">–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2">Флаттершай закрыла голову копытами.</text:p>
      <text:p text:style-name="P62"/>
      <text:p text:style-name="P51">***</text:p>
      <text:p text:style-name="P50"/>
      <text:p text:style-name="P62"><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2">– Я верю в вас только потому, что ты об этом попросила. – наконец, начал я. – Тогда, в метель.</text:p>
      <text:p text:style-name="P62">Аликорница кивнула.</text:p>
      <text:p text:style-name="P62">– Потому что у меня больше нет других причин верить в дружбомагию. После того, что рассказала Луна.</text:p>
      <text:p text:style-name="P62">Аликорница сникла.</text:p>
      <text:p text:style-name="P62">– Она ведь правду сказала? То свидание ночью было всего лишь платой? Авансом?</text:p>
      <text:p text:style-name="P62">Селестия грустно кивнула и отвернулась.</text:p>
      <text:p text:style-name="P62">– Выходит, я для тебя был тем же, чем сейчас Дискорд для Луны? С тем отличием, что ты не нашла способ «отмазаться»?</text:p>
      <text:p text:style-name="P6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2">Заросли можжевельника раздвинулись, пропуская синюю единорожку.</text:p>
      <text:p text:style-name="P62">– Привет!</text:p>
      <text:p text:style-name="P62">Я молча смотрел сквозь неё, привалившись спиной к валуну. Мне хотелось побыть одному.</text:p>
      <text:p text:style-name="P62">– Привет, говорю! Я видела, как ты залазил сюда. Классное местечко!</text:p>
      <text:p text:style-name="P62">– Привет, Индиго.</text:p>
      <text:p text:style-name="P62">– Что-то на тебе лица нет. Ты бледнее болотной поганки из Вечнодикого леса. Что-то случилось?</text:p>
      <text:p text:style-name="P62">– Случилось, Индиго. За то время, что мы не виделись, случилось очень многое.</text:p>
      <text:p text:style-name="P62">– Так это ж здорово! Я люблю, когда что-нибудь случается! Иначе скучно. А ты? Расскажи! Ты нашёл Шейлу?</text:p>
      <text:p text:style-name="P62">– Нашёл.</text:p>
      <text:p text:style-name="P62">– Вау! А принцессу Селестию?</text:p>
      <text:p text:style-name="P62">– Селестию тоже.</text:p>
      <text:p text:style-name="P62">– Круто! А где они? Они скоро вернутся?</text:p>
      <text:p text:style-name="P62">– Они не вернутся.</text:p>
      <text:p text:style-name="P62">Индиго перестала улыбаться. Тревога отразилась на её мордочке.</text:p>
      <text:p text:style-name="P62">– Почему?</text:p>
      <text:p text:style-name="P62">– Они там, откуда нет возврата.</text:p>
      <text:p text:style-name="P6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2">Индиго молча села возле меня. Потом она всхлипнула. Потом тяжело вздохнула.</text:p>
      <text:p text:style-name="P62">– Пожалуйста, скажи мне, что с ними.</text:p>
      <text:p text:style-name="P62">Я оторвался от валуна, склонился над ней и тихонько прошептал ей в ухо:</text:p>
      <text:p text:style-name="P62">– Если я скажу, ты исчезнешь. Это такое проклятие. Отправишься вслед за ними. Мне бы этого не хотелось. Ты нужна здесь.</text:p>
      <text:p text:style-name="P62">Индиго хмуро взглянула на меня.</text:p>
      <text:p text:style-name="P62"><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2">Я ласково потрепал её по головке.</text:p>
      <text:p text:style-name="P6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2">– Индиго, ты в Гранд Галопинг Гала когда-нибудь участвовала?</text:p>
      <text:p text:style-name="P62">– А то! В прошлом году па взял меня с собой на Гала. Он стоял в охране, а я пробралась внутрь и наблюдала за всем из-за занавески.</text:p>
      <text:p text:style-name="P62">– То есть, ты помнишь, как там всё устроено и что должно происходить?</text:p>
      <text:p text:style-name="P62">– Агась!</text:p>
      <text:p text:style-name="P6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2">– Вау! Круто!</text:p>
      <text:p text:style-name="P62">Единорожка в восторге <text:s/>запрыгала на месте.</text:p>
      <text:p text:style-name="P6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2">Кобылка остановилась и обняла меня за шею.</text:p>
      <text:p text:style-name="P62">– Спасибки! Тока ж ты на праздник придёшь? Обещаешь? Пожалуйста-пожалуйста-пожалуйста!</text:p>
      <text:p text:style-name="P62">– Обещаю.</text:p>
      <text:p text:style-name="P62">Единорожка умчалась с победным «ю-ху-у-у!».</text:p>
      <text:p text:style-name="P6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2">В серебряной коробке вместо книги лежал одинокий листок бумаги.</text:p>
      <text:p text:style-name="P72"/>
      <text:p text:style-name="P7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2">До встречи!</text:p>
      <text:p text:style-name="P72"/>
      <text:p text:style-name="P62">– Селли-Селли… Ну почему ты такая… – пробормотал я сквозь слёзы.</text:p>
      <text:p text:style-name="P62"/>
      <text:p text:style-name="P64">***</text:p>
      <text:p text:style-name="P87">INXS – Suicide blonde</text:p>
      <text:p text:style-name="P6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2">– А где твой обещанный сюрприз? – донесся жеребячий голосок через изгородь. – Гости уже все собрались.</text:p>
      <text:p text:style-name="P6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2">– А моя часть будет в самом конце. – вздохнул третий голосок. – Если мы до него досидим. Лично мне уже надоело. Скучно.</text:p>
      <text:p text:style-name="P6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2">– Всё равно Норф был круче. – пробормотал голос Индиго. – Он Кинга раза три уделывал на «Королеве Лорен».</text:p>
      <text:p text:style-name="P62">– Скоро начнётся! Я слышу свисток Вондерболтов! – перебил голос Санни – Бежим на смотровую площадку!</text:p>
      <text:p text:style-name="P62"><text:soft-page-break/>– Кто первый добежит, тот… эмм…</text:p>
      <text:p text:style-name="P62">– Суперсветоч!</text:p>
      <text:p text:style-name="P62">– Агась! Галагалоперы, вперёд!</text:p>
      <text:p text:style-name="P62">– Йей!!!</text:p>
      <text:p text:style-name="P6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2">…</text:p>
      <text:p text:style-name="P62">– Это она! Она!!!</text:p>
      <text:p text:style-name="P62">– Наша принцесса! Наше солнце!</text:p>
      <text:p text:style-name="P62">– Она вернётся!</text:p>
      <text:p text:style-name="P62">– А то! Я всем говорил! Мне никто не верил! Никто!!!</text:p>
      <text:p text:style-name="P62">– Дайте мне вас обнять, дорогой друг!</text:p>
      <text:p text:style-name="P62">…</text:p>
      <text:p text:style-name="P6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0">&lt;<text:span text:style-name="T69">Ace Enders – million different people</text:span>&gt;</text:p>
      <text:p text:style-name="P6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62">…</text:p>
      <text:p text:style-name="P62"><text:soft-page-break/>Музыкальный транс прервался цоканьем копыт по парковой дорожке. Две фигуры устало брели прочь от замка, тихо переговариваясь.</text:p>
      <text:p text:style-name="P62">– Ужель обязательно лично приветствовать каждого пони? Сестра разбаловала их. Это так утомляет!</text:p>
      <text:p text:style-name="P6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2">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6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2">В саду прозвенел гонг. Музыка умолкла и в наступившей тишине звонкий голосок объявил в потрескивающий микрофон:</text:p>
      <text:p text:style-name="P6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2">Последняя фраза утонула в свисте и восторжённом топоте копыт. Твайлайт вздохнула.</text:p>
      <text:p text:style-name="P6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2">Твайлайт побрела по дорожке к освещённой террасе. Луна проводила её взглядом. Затем она со смешком обратилась в пространство:</text:p>
      <text:p text:style-name="P62">– Скрываться за колонной — плохая идея. Если хочешь, чтобы тебя не раскрыли, прячься так, чтобы не было видно твоей тени.</text:p>
      <text:p text:style-name="P62">– А кто прячется-то? – я встал и вышел к Луне. – Слушал себе музыку, пока вы не подошли. Классно играют!</text:p>
      <text:p text:style-name="P62">Луна кивнула.</text:p>
      <text:p text:style-name="P6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2">– А-а-а, дражайший принц? – любезнейше приветствовала франта Луна – Как ваше драгоценное здоровье? Как поживает ваш кузён Хавтиноуз?</text:p>
      <text:p text:style-name="P62"><text:soft-page-break/>Принц позеленел, промычал нечто нечленораздельное и дал знак носильщикам двигаться дальше.</text:p>
      <text:p text:style-name="P62">Во дворце, вручив мне небольшую тяжёлую шкатулку серебряной окантовки с хрустальным шаром , Луна с некоторым смущением сообщила:</text:p>
      <text:p text:style-name="P6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2">Она что, блядь, издевается?</text:p>
      <text:p text:style-name="P62">– Да хрен там! Какие перья? Ты же сама сказала, отношения были чисто деловыми. По крайней мере, с её стороны.</text:p>
      <text:p text:style-name="P62">Луна продолжила с каменным выражением лица.</text:p>
      <text:p text:style-name="P62">– Если же нет, поднимись в её башню и разыщи перо или волос в её постели. После чего помести это в компас. Всё.</text:p>
      <text:p text:style-name="P62">Аликорница отвернулась. Я пошёл к выходу.</text:p>
      <text:p text:style-name="P62">– Иногда деловые отношения служат прикрытием для… чего-то большего. Но смертным это трудно понять.</text:p>
      <text:p text:style-name="P62">Я обернулся. Аликорница смотрела в окно на первый заезд «Небес Эквестрии», не удостаивая меня вниманием.</text:p>
      <text:p text:style-name="P62">Не гребу я этих аликорнов!</text:p>
      <text:p text:style-name="P50"/>
      <text:p text:style-name="P64">***</text:p>
      <text:p text:style-name="P62"/>
      <text:p text:style-name="P6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2">Чувствуя себя грабителем, я вошёл в комнату и осмотрел футон.</text:p>
      <text:p text:style-name="P62">Фиг там! Было такое впечатление, что последние недели на нём никто не спал. Ни складочки, ни вмятинки, ни волоска, ни пылинки.</text:p>
      <text:p text:style-name="P62">Я окинул взглядом комнату. Взор упал на гардероб у стенки. Вот где можно найти перо или волос!</text:p>
      <text:p text:style-name="P6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6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2"><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2"/>
      <text:p text:style-name="P64">***</text:p>
      <text:p text:style-name="P62"/>
      <text:p text:style-name="P6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2">Рычаг заклинило. Блядь!!!</text:p>
      <text:p text:style-name="P6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2">Я что есть мочи дёрнул ручку на себя.</text:p>
      <text:p text:style-name="P6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2"><text:soft-page-break/></text:p>
      <text:p text:style-name="P62">…</text:p>
      <text:p text:style-name="P62"/>
      <text:p text:style-name="P6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2">Замок.</text:p>
      <text:p text:style-name="P62">Блядь, что с замком?!</text:p>
      <text:p text:style-name="P6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2">Я надавил на рычаг вертикальной тяги и колесница плавно скользнула вниз. Ха, теперь-то я понял, в чём дело! Замок висел в воздухе!</text:p>
      <text:p text:style-name="P62">Блядь… Замок висел в воздухе?!!</text:p>
      <text:p text:style-name="P6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2">Я пробежал комнату насквозь и кинулся к выходу.</text:p>
      <text:p text:style-name="P6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2">За моей спиной раздался механический голос.</text:p>
      <text:p text:style-name="P62">–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62">Я обернулся.</text:p>
      <text:p text:style-name="P6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2"><text:soft-page-break/>БЛЯ!!!</text:p>
      <text:p text:style-name="P6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2"/>
      <text:p text:style-name="P62">…</text:p>
      <text:p text:style-name="P62"/>
      <text:p text:style-name="P62">– Что сиё значит, человек?!</text:p>
      <text:p text:style-name="P6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2">– Мнэ-э-э. – в этот момент даже козлиное блеяние было для меня верхом геройства.</text:p>
      <text:p text:style-name="P62">Подымая тучи пыли, с грохотом обрушилась в провал башня Селестии. Луна с отвалившейся челюстью наблюдала за действом в окно.</text:p>
      <text:p text:style-name="P62">– Что… Что это за дискордовщина?!</text:p>
      <text:p text:style-name="P62">Луна глянула в противоположное окно.</text:p>
      <text:p text:style-name="P62">– А куда делась Наша башня?!! – на аликорницу было жалко смотреть.</text:p>
      <text:p text:style-name="P62">– Она внизу. – промямлил я.</text:p>
      <text:p text:style-name="P62">– В каком ещё низу???</text:p>
      <text:p text:style-name="P62">– Ну… внизу. С остальным Кантерлотом… – я чувствовал себя дебилом.</text:p>
      <text:p text:style-name="P62">Аликорница молча взвилась в воздух и вылетела наружу. Через минуту вернулась.</text:p>
      <text:p text:style-name="P62">– Мы приняли решение! Бал закрывается!</text:p>
      <text:p text:style-name="P62"/>
      <text:h text:style-name="Heading_20_2" text:outline-level="2">20. <text:span text:style-name="T1">Осколки</text:span></text:h>
      <text:p text:style-name="P90">Electric Light Orchestra – Sorrow about to fall</text:p>
      <text:p text:style-name="P62">Скалу ощутимо тряхнуло. Грибной суп выплеснулся из супницы на стол.</text:p>
      <text:p text:style-name="P62">– Четвёртый день уж волокут. Могли бы и научиться наконец-то. – проворчала Эпплджек с набитым ртом.</text:p>
      <text:p text:style-name="P62">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2">– Девочки, под нами Понивилль! – захлопала копытами Рэрити. – Узнаю свой бутик!</text:p>
      <text:p text:style-name="P62">Да, с утёса открылся городок, очертаниями повторяющий карту Понивилля.</text:p>
      <text:p text:style-name="P62">– Эй-Джей, гляди, твоя ферма! – Дэш указала на ряды деревьев на окраине городка.</text:p>
      <text:p text:style-name="P62">– Агась, она! – кивнула фермерша. – А это значит, скоро приедем.</text:p>
      <text:p text:style-name="P6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2"/>
      <text:p text:style-name="P62">…</text:p>
      <text:p text:style-name="P62"/>
      <text:p text:style-name="P6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2">– Итак, на рассвете мы достигнем цели. Надеюсь, все помнят план действий. Мы высаживаемся группой у входа и…</text:p>
      <text:p text:style-name="P62">– Прячемся?</text:p>
      <text:p text:style-name="P62">– Дерёмся с пландерсидами?</text:p>
      <text:p text:style-name="P62">– Создаём магическое убежище?</text:p>
      <text:p text:style-name="P62">– Нет!</text:p>
      <text:p text:style-name="P62">Луна поднесла копыто ко рту и прокашлялась.</text:p>
      <text:p text:style-name="P6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2">Я вспомнил, как мы драпали из замка, но промолчал.</text:p>
      <text:p text:style-name="P6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2">– По возвращению человек отыщет Сестру с помощью компаса, что Мы приготовили для него. Ты активировал компас, человек?</text:p>
      <text:p text:style-name="P62">Я продемонстрировал ночной принцессе шкатулку с беспорядочно мечущейся стрелкой.</text:p>
      <text:p text:style-name="P62">– Чудесно! Осталось дело за малым — найти Сестру.</text:p>
      <text:p text:style-name="P62">– Не кажется ли тебе, дражайшая, что ты забыла об одной незначительной детали? – встрял Дискорд. – <text:s/>Совсем незначительной, вот такусенькой?</text:p>
      <text:p text:style-name="P62">– Какой же? – нахмурилась Луна. – Ты изменяешь условия сделки?</text:p>
      <text:p text:style-name="P6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2"><text:soft-page-break/>Драконикус для наглядности плюнул. Плевок затормозил у потолка, изменил направление на девяносто градусов и вылетел в окно.</text:p>
      <text:p text:style-name="P6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6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2">Луна нахмурилась.</text:p>
      <text:p text:style-name="P62">– Мы видим, у тебя уже есть готовое решение. Говори.</text:p>
      <text:p text:style-name="P6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2">Луна скосила глаза на меня в немом вопросе. <text:s/>Я не увидел ответную мимику Дискорда — он сидел ко мне полубоком.</text:p>
      <text:p text:style-name="P6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2">– Придётся действовать по твоему плану. У нас нет времени.</text:p>
      <text:p text:style-name="P62">Дискорд взглянул в газету.</text:p>
      <text:p text:style-name="P6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2">Драконикус отвлёкся от приятных мыслей и направился к выходу. За ним потянулись и остальные.</text:p>
      <text:p text:style-name="P62">Я подождал, пока все выйдут и подобрал с пола оброненную Дискордом газету.</text:p>
      <text:p text:style-name="P50"><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4"/>
      <text:p text:style-name="P51">***</text:p>
      <text:p text:style-name="P50"/>
      <text:p text:style-name="P62"><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2">…</text:p>
      <text:p text:style-name="P1"><text:span text:style-name="T42">–</text:span><text:span text:style-name="T32"> Ну хорошо, а кто вами правит? Аликорн? Драко</text:span>можно просто не делать документов<text:span text:style-name="T32">никус? Какой-нибудь человек с рогом во лбу? Или у вас нет правителя?</text:span></text:p>
      <text:p text:style-name="P44"><text:span text:style-name="T10">–</text:span> Нет, почему? Правитель есть. Только он не постоянный. Его избирают. Раз в несколько лет.</text:p>
      <text:p text:style-name="P50">–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2">Пегаска задумалась.</text:p>
      <text:p text:style-name="P62">– Макс?</text:p>
      <text:p text:style-name="P62">– Да?</text:p>
      <text:p text:style-name="P6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2">Я почесал пегаску у основания гривы и объяснил:</text:p>
      <text:p text:style-name="P6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2">Я почувствовал резкую боль. Отдёрнув руку, я увидел на пальце кровь из ранки. </text:p>
      <text:p text:style-name="P62">Дэш смутилась.</text:p>
      <text:p text:style-name="P6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2">Брошь переливалась всеми цветами радуги в тусклом свете заходящего солнца.</text:p>
      <text:p text:style-name="P62">– Классная штука! Тебе идёт.</text:p>
      <text:p text:style-name="P62">Пегаска смущённо отвернулась. Потом повернулась опять. Копыто чертило звёздочку на песке.</text:p>
      <text:p text:style-name="P62">– Ты ведь вернёшься?</text:p>
      <text:p text:style-name="P6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2">– А то ж!</text:p>
      <text:p text:style-name="P62">Вслед за Твайлайт к нам подошли Эпплджек с Пинки. Фермерша прикоснулась ко мне копытом.</text:p>
      <text:p text:style-name="P6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2">– Супер-дупер-верно! Ещё никто не смел отобрать у Пинки друга и остаться при этом в своём уме!!!</text:p>
      <text:p text:style-name="P62">Розовая пони встала на задние ноги, передними оттянула веки и высунула язык, сотворив совершенно безумную мордаху.</text:p>
      <text:p text:style-name="P62"><text:soft-page-break/>– В случае Дискорда — остаться НЕ в своём уме. Но в остальном — верно. Мы не дадим тебя в обиду, Макс.</text:p>
      <text:p text:style-name="P6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2">– Спасибо, девчонки. Вы самые лучшие.</text:p>
      <text:p text:style-name="P62">– А я — лучшая из лучших! – похлопала себя в грудь Дэш. – Не забывай об этом!</text:p>
      <text:p text:style-name="P6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2">Раздались тихие шаги. Меня накрыла тень.</text:p>
      <text:p text:style-name="P6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2">Луна опустила мне на колени небольшую карточку из серебра.</text:p>
      <text:p text:style-name="P62"/>
      <text:p text:style-name="P80"><text:span text:style-name="T10">~~~ </text:span>Человек Макс <text:span text:style-name="T10">~~~</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78">26.07.2143</text:p>
      <text:p text:style-name="P62"/>
      <text:p text:style-name="P64">***</text:p>
      <text:p text:style-name="P62"/>
      <text:p text:style-name="P6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2">Ага, сейчас!</text:p>
      <text:p text:style-name="P6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2">Дирижабль миновал полосу воды и поравнялся с замком. Как по команде, дождь из лиан прекратился.</text:p>
      <text:p text:style-name="P62"><text:soft-page-break/>– Похоже, мы выиграли этот бой. – тихо сказала Луна. – Нам стоило использовать «Конкордию» и в первый раз.</text:p>
      <text:p text:style-name="P62">– Напомнить тебе о режиме секретности, который ты тогда установила, или сама вспомнишь? – язвительно отозвался Дискорд.</text:p>
      <text:p text:style-name="P6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0"/>
      <text:p text:style-name="P6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2"/>
      <text:p text:style-name="P51">~~~~~</text:p>
      <text:p text:style-name="P62"/>
      <text:p text:style-name="P6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2">– Бросайте якорь. – отвечает Луна.</text:p>
      <text:p text:style-name="P6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2"/>
      <text:p text:style-name="P6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2">– Ох, Селестия милосердная… Кракен… Этого не было в расчётах… – бормочет Твайлайт.</text:p>
      <text:p text:style-name="P6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2">Луна отдаёт короткую команду в интерком и наперерез падающим фигуркам с «Конкордии» пикирует звено Вондерболтов.</text:p>
      <text:p text:style-name="P62"><text:soft-page-break/>– <text:span text:style-name="T30">ПОНИ! ВЫ ЗАЕБАЛИ!!! ВЫ ДАДИТЕ МНЕ СПАТЬ, ИЛИ НЕТ?!! КЛЯНУСЬ ХВОСТОМ, ВЫ ТАКИ ОТ МЕНЯ ОТСТАНЕТЕ, НЕ БУДЬ Я АГАМЕМНОН-БЕСКЛАННИК!</text:span></text:p>
      <text:p text:style-name="P62">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2">– Берегись!!!</text:p>
      <text:p text:style-name="P6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2"/>
      <text:p text:style-name="P51">~~~~~</text:p>
      <text:p text:style-name="P51"/>
      <text:p text:style-name="P6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2">Я принимаю вертикальное положение. Вокруг меня осыпавшиеся замшелые стены без крыши и… Дэш.</text:p>
      <text:p text:style-name="P6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2">– Учту. – я кривлюсь от боли. – Спасибо, Дэш. За мной должок.</text:p>
      <text:p text:style-name="P62">– Да кто там считает! – отмахивается пегаска. – Ты не в курсе, куда я приземлилась? Ты уже был тут.</text:p>
      <text:p text:style-name="P62">Я качаю головой.</text:p>
      <text:p text:style-name="P62">– Я видел только маленькую часть замка Сестёр. И то, на бегу. Но ты ведь можешь подняться над замком и разведать путь?</text:p>
      <text:p text:style-name="P62">Пегаска чешет копытом в затылке.</text:p>
      <text:p text:style-name="P62">– Могу, конечно. Но пока я спускалась, меня трижды чуть не сбили.</text:p>
      <text:p text:style-name="P62">Над развалинами выстреливает пландерсид, целясь в пролетающего Вондерболта.</text:p>
      <text:p text:style-name="P6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2">Я сажусь на обломок колонны.</text:p>
      <text:p text:style-name="P6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62">– Макс? – пегаска трясёт меня копытом. – Ты же у нас Проводник? Выбирай направление.</text:p>
      <text:p text:style-name="P62">Ну да, на работу флюгером я ещё гожусь, «Громовержец» от выбора направления нам на голову не свалится. Наверное.</text:p>
      <text:p text:style-name="P62">Я тыкаю на ближайший коридор.</text:p>
      <text:p text:style-name="P62">– Идём туда. Один хрен, они все одинаковые. Рано или поздно выйдем в знакомое место.</text:p>
      <text:p text:style-name="P62">– Верняк! – пегаска салютует. – Веди, Проводник!</text:p>
      <text:p text:style-name="P62"/>
      <text:p text:style-name="P62">…</text:p>
      <text:p text:style-name="P62"><text:soft-page-break/></text:p>
      <text:p text:style-name="P6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2">– Готова спорить на две тысячи бит, мы проходили этот перекрёсток двадцать минут назад. И сорок минут назад тоже проходили.</text:p>
      <text:p text:style-name="P62">Я поворачиваюсь к Дэш.</text:p>
      <text:p text:style-name="P62">– У тебя разве есть две тысячи бит?</text:p>
      <text:p text:style-name="P6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62">– Идём налево.</text:p>
      <text:p text:style-name="P62">– Так точно, Проводник. – <text:s/>в голосе пегаски энтузиазма заметно убавилось.</text:p>
      <text:p text:style-name="P62">– Послушай, не называй меня проводником. Это уже не смешно!</text:p>
      <text:p text:style-name="P62">Пегаска смотрит на меня вишнёвыми глазами.</text:p>
      <text:p text:style-name="P62">– А я и не смеюсь. Я хотела тебя подбодрить малёхо, а то ты нос повесил. Но если не хочешь — не бу…</text:p>
      <text:p text:style-name="P62">– Дэш! Сзади!!!</text:p>
      <text:p text:style-name="P62">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4">После двух кувырков по камням гуд<text:span text:style-name="T1">ит</text:span> голова и садн<text:span text:style-name="T1">ит</text:span> ушибленное плечо.</text:p>
      <text:p text:style-name="P44"><text:span text:style-name="T1">–</text:span> Дэш? Ты где? Дэш?</text:p>
      <text:p text:style-name="P4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oft-page-break/><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1">~~~~~</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2">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7">–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21"/>
      <text:p text:style-name="P51">~~~~~</text:p>
      <text:p text:style-name="P21">&lt;<text:span text:style-name="T23">Макс и ко появляются на Терре со сдвигом по времени (как и Кимеринн)?</text:span>&gt;</text:p>
      <text:p text:style-name="P9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2">Там лишь тающая в темноте радуга.</text:p>
      <text:p text:style-name="P5"/>
      <text:p text:style-name="P51">~~~~~</text:p>
      <text:p text:style-name="P5"/>
      <text:p text:style-name="P1">Невесомость, удар, чувство веса. Я открываю глаза.</text:p>
      <text:p text:style-name="P1">Крыша Bionic Hill-12 тускло отсвечивает в свете звёзд. <text:span text:style-name="T17">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6"/>
      <text:h text:style-name="Heading_20_2" text:outline-level="2"><text:soft-page-break/>21. Прибытие</text:h>
      <text:p text:style-name="P56">&lt;<text:span text:style-name="T85">Bowie — Ashes to ashes</text:span>&gt;</text:p>
      <text:p text:style-name="P56"/>
      <text:p text:style-name="P56">Маленькое тельце лежало на полу без признаков жизни.</text:p>
      <text:p text:style-name="P56">– Что ж ты? – пробормотал я.</text:p>
      <text:p text:style-name="P56">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6">Невозможно поверить, но <text:span text:style-name="T17">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6">Ещё <text:span text:style-name="T17">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6">Дискорд помахал рукой у меня перед носом. Я оттолкнул его руку и выпрямился.</text:p>
      <text:p text:style-name="P66">– Не надо. Я в порядке.</text:p>
      <text:p text:style-name="P66"/>
      <text:p text:style-name="P67">***</text:p>
      <text:p text:style-name="P66"/>
      <text:p text:style-name="P66">– Бля! Я так и знал!</text:p>
      <text:p text:style-name="P6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6">– И как её найти? – мрачно добавил я. – Компас теперь бесполезен.</text:p>
      <text:p text:style-name="P66">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text:soft-page-break/>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6">Стакан медленно собрался воедино и прыгнул обратно в руку Дискорду. – Хорошо, хоть моя заначка в Эогиппе осталась. – пробурчал он.</text:p>
      <text:p text:style-name="P66">– Ну так и зачем её тратить на ерунду? – возразил я.</text:p>
      <text:p text:style-name="P66">–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40"/>
      <text:p text:style-name="P67">***</text:p>
      <text:p text:style-name="P66"/>
      <text:p text:style-name="P46"><text:span text:style-name="T2">Проклятье</text:span>! Это уже черезчур! Мне даже материться не хотелось.</text:p>
      <text:p text:style-name="P4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6">– Зуб даю! – Дискорд попытался было войти внутрь, но я остановил его.</text:p>
      <text:p text:style-name="P46">– Дальше турникетов не пройдёшь. Охрана не пропустит.</text:p>
      <text:p text:style-name="P46">Я тяжко вздохнул.</text:p>
      <text:p text:style-name="P46">– Я там работал семь лет. До прошлой пятницы. – ответил я на вопрошающий взгляд. – Думал, вырвался из этого омута навсегда. Ошибался, как видишь.</text:p>
      <text:p text:style-name="P46"/>
      <text:p text:style-name="P46">…</text:p>
      <text:p text:style-name="P46"/>
      <text:p text:style-name="P56">Бип-бип-бип!</text:p>
      <text:p text:style-name="P62">– Анон? – голос в трубке не смог скрыть радостного изумления. – Ты передумал?</text:p>
      <text:p text:style-name="P62">– Да, Алекс. Я тут долго думал… Если у вас ещё есть местечко для меня… Я бы, пожалуй, вернулся.</text:p>
      <text:p text:style-name="P6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2">– С понедельника.</text:p>
      <text:p text:style-name="P62">– Отлично! Зайдёшь к охране, тебе выдадут пропуск.</text:p>
      <text:p text:style-name="P62">– Договорились.</text:p>
      <text:p text:style-name="P62">Бип-бип-бип!</text:p>
      <text:p text:style-name="P62"/>
      <text:p text:style-name="P64">***</text:p>
      <text:p text:style-name="P62"><text:soft-page-break/></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62">– И слышать тоже.</text:p>
      <text:p text:style-name="P62">– Говорят, ты шалить начал? Нэш, тестовая задача номер шестнадцать.</text:p>
      <text:p text:style-name="P62">–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text:soft-page-break/>–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5">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 Ты что-то чувствуешь?</text:p>
      <text:p text:style-name="P1">– Нет! – <text:span text:style-name="T1">выдвинув вперёд нижнюю губу, драконикус оценивающе вперился в меня зенками и замолчал.</text:span></text:p>
      <text:p text:style-name="P5">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1">– <text:span text:style-name="T1">А-ха-ха-ха-ха! </text:span>Я <text:span text:style-name="T1">идиот!</text:span></text:p>
      <text:p text:style-name="P74">«Похвальная самокритика» – подумал я.</text:p>
      <text:p text:style-name="P1">– <text:span text:style-name="T73">Мне надо </text:span><text:span text:style-name="T1">было</text:span><text:span text:style-name="T73">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5">– Замечательно! – я вознёс глаза к видеокамере, равнодушно глядевшей на нас с потолка. – Тут хоть бы клона найти! А даже если и найдём, как мы отличим клона от настоящей Сел?</text:p>
      <text:p text:style-name="P5">– Бу-га-га! А вот об этом уже не беспокойся! Сколько там нам времени Хмурая Метёлка дала — месяц?</text:p>
      <text:p text:style-name="P5">– Уже без трёх дней.</text:p>
      <text:p text:style-name="P5">– Супер!</text:p>
      <text:p text:style-name="P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5">– Я отлучусь недельки на две-три. Буду искать солнцезадую, охотиться на клонов, гармонизировать потоки энтропии… Не скучайте тут без меня. Вернусь с Сахарной Ваткой в обнимку — верь мне! Бу-га-га! Только не прибей её ненароком до моего возвращения, если таки встретишь!</text:p>
      <text:p text:style-name="P5">С этими словами драконикус смылся вниз по лестнице, перепрыгивая через пять ступенек.</text:p>
      <text:p text:style-name="P5">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5">Улыбающаяся рожица дверей разошлась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4"><text:soft-page-break/>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6"/>
      <text:h text:style-name="Heading_20_2" text:outline-level="2">22. След?</text:h>
      <text:p text:style-name="P162">&lt;<text:span text:style-name="T63">Mike Oldfield — The Top Of The Morning</text:span>&gt;</text:p>
      <text:p text:style-name="P5"/>
      <text:p text:style-name="P2"><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2">“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5"/>
      <text:p text:style-name="P5">Чайник тихонько забормотал, забулькал и выключился. Эпплджек разлила кипяток по чашкам и достала из шкафчика печенье.</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17"> На экране разноцветные пони спасали Эквестрию от злого но обаятельного Дискорда.</text:span></text:p>
      <text:p text:style-name="P5">– Анон?</text:p>
      <text:p text:style-name="P5"><text:soft-page-break/>– С бергамотом.</text:p>
      <text:p text:style-name="P5">Некоторое время в кухне был слышен только звон ложечек о чашки, </text:p>
      <text:p text:style-name="P5">– Ты думаешь, Селестия — она?</text:p>
      <text:p text:style-name="P5">– Я не думаю, я знаю это! Дискорд чуть дырку ей в спине не прожёг, когда всматривался. <text:s/></text:p>
      <text:p text:style-name="P5"/>
      <text:p text:style-name="P5">– </text:p>
      <text:p text:style-name="P5"/>
      <text:p text:style-name="P5"/>
      <text:p text:style-name="P39">–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5"/>
      <text:p text:style-name="P5"/>
      <text:p text:style-name="P100">Разговор не клеился.</text:p>
      <text:p text:style-name="P116">Флаттершай, отвернувшись от нашей компании, смотрела флэш-мультик, в котором </text:p>
      <text:p text:style-name="P116"/>
      <text:p text:style-name="P105">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0">– </text:span>Ну хорошо. Убедила. В конце-концов, можем поступить так. Вы с Флатти вернётесь обратно а я продолжу поиски здесь.</text:p>
      <text:p text:style-name="P105"><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0">– </text:span>Вы можете связываться со мной раз в месяц по коридору.</text:p>
      <text:p text:style-name="P105"><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text:soft-page-break/>базовые вещи вот на таких вот упрощённых картинках и историях. Как кому-то может нравиться подобная ерунда?</text:p>
      <text:p text:style-name="P105"><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5"><text:span text:style-name="T10">– </text:span>Конечно оставаться. Кто ещё, кроме нас, может найти её?</text:p>
      <text:p text:style-name="P105"><text:span text:style-name="T10">– </text:span>Я думал, ты не сможешь оставить Энджела и всех остальных надолго.</text:p>
      <text:p text:style-name="P105"><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0">– </text:span>Извини, Флаттершай, забылся.</text:p>
      <text:p text:style-name="P111"><text:span text:style-name="T10">– </text:span>Та ладно, я ж не против, – возразила Эпплджек. – Не парься, Флатти. Было б хуже, если б он <text:s/>назвал меня Эпплджек на людях.</text:p>
      <text:p text:style-name="P111"><text:span text:style-name="T10">– </text:span>Ты так... – запнулась Флаттершай. – Так быстро забыла свою ферму. И...</text:p>
      <text:p text:style-name="P111"><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0">– </text:span>Как ты можешь так говорить? – расплакалась Флаттершай.</text:p>
      <text:p text:style-name="P111"><text:span text:style-name="T10">– </text:span>Эй, девушки, не ссорьтесь! Мы — одна команда! И надеюсь, останемся ею и в дальнейшем. </text:p>
      <text:list xml:id="list1334393193844380844"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0">– </text:span>А если нет? – Эпплджек смотрела мне мне прямо в глаза.</text:p>
      <text:list xml:id="list143635799266317" text:continue-numbering="true" text:style-name="L5">
        <text:list-header>
          <text:p text:style-name="P163">Я молча пожал плечами. Эпплджек уверенно продолжила.</text:p>
        </text:list-header>
      </text:list>
      <text:p text:style-name="P111"><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0">– </text:span>Спасибо, ЭйДжей.</text:p>
      <text:p text:style-name="P111"><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3635572624247" text:continue-numbering="true" text:style-name="L5">
        <text:list-header>
          <text:p text:style-name="P163">Флаттершай пробормотала нечто, показавшееся мне знакомым.</text:p>
        </text:list-header>
      </text:list>
      <text:p text:style-name="P111"><text:span text:style-name="T10">– </text:span>Флатти, ты что-то сказала? Я не расслышал.</text:p>
      <text:p text:style-name="P111"><text:span text:style-name="T10">– </text:span>Намерение Изменяет Реальность.</text:p>
      <text:p text:style-name="P111"><text:span text:style-name="T10">– </text:span>Эээ. А где ты слышала эту фразу, если не секрет?</text:p>
      <text:p text:style-name="P111"><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3636308279853"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0">– </text:span>Флатти, ЭйДжей, буду через час. Ждите!</text:p>
      <text:p text:style-name="P5"/>
      <text:p text:style-name="P5"/>
      <text:p text:style-name="P5"/>
      <text:p text:style-name="P5"><text:soft-page-break/></text:p>
      <text:p text:style-name="P5"/>
      <text:h text:style-name="P173" text:outline-level="2">След?</text:h>
      <text:p text:style-name="P125"/>
      <text:p text:style-name="P2"><text:span text:style-name="T10">&lt;</text:span><text:span text:style-name="T22">сначала эпизод - проверка сумки в серверной</text:span><text:span text:style-name="T10">&gt;</text:span></text:p>
      <text:p text:style-name="P17"/>
      <text:p text:style-name="P2"><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2">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text:soft-page-break/></text:p>
      <text:p text:style-name="P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6">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3"/>
      <text:p text:style-name="P46"/>
      <text:p text:style-name="P46">&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6"><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6"/>
      <text:p text:style-name="P62"/>
      <text:p text:style-name="P1"><text:span text:style-name="T36">&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6">&gt;</text:span></text:p>
      <text:p text:style-name="P62"/>
      <text:p text:style-name="P50">&lt;<text:span text:style-name="T23">-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 Ну уж нет! Я завязываю с конеёбством!</text:p>
      <text:p text:style-name="P50"><text:span text:style-name="T23">- Посмотрим... Хи-хи...</text:span>&gt;</text:p>
      <text:p text:style-name="P50"/>
      <text:p text:style-name="P49">&lt;<text:span text:style-name="T23"> </text:span><text:span text:style-name="T22">-</text:span><text:span text:style-name="T23">Я не умею! Давай ты напишешь!</text:span></text:p>
      <text:p text:style-name="P49"><text:span text:style-name="T22">- </text:span><text:span text:style-name="T23">Фигушки! Подрядил меня татухи поням рисовать — сам теперь фанфик пиши!</text:span>&gt;</text:p>
      <text:p text:style-name="P60"/>
      <text:p text:style-name="P49">&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9"><text:soft-page-break/><text:span text:style-name="T23">- Учти, я ни капельки не жалею о наших поебушках! Но в будущем буду их стрематься. Это очень больно — вот так расставаться</text:span>&gt;</text:p>
      <text:p text:style-name="P3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60"/>
      <text:p text:style-name="P132"><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3"/>
      <text:p text:style-name="P49">&lt;<text:span text:style-name="T23">Луна говорит Максу в прощальном сне:</text:span></text:p>
      <text:p text:style-name="P49"><text:span text:style-name="T23">- Прости, что хотела убить тебя. Я ослабела и Найтмэр на время одержала верх</text:span>&gt;</text:p>
      <text:p text:style-name="P60"/>
      <text:p text:style-name="P49">&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9"/>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6"/>
      <text:p text:style-name="P36"/>
      <text:p text:style-name="P36"/>
      <text:p text:style-name="P46"/>
      <text:p text:style-name="P33"/>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23"/>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6"><text:soft-page-break/></text:p>
      <text:h text:style-name="P173" text:outline-level="2">Сон Рэрити</text:h>
      <text:p text:style-name="P2"/>
      <text:p text:style-name="P57">&lt;<text:span text:style-name="T22">На Терре Селестия, будучи в компьютере, случайно пробуждает в Нексусе активный интеллект.</text:span>&gt;</text:p>
      <text:h text:style-name="P173" text:outline-level="2">Рейд пони-рэйнджеров</text:h>
      <text:p text:style-name="P2"/>
      <text:p text:style-name="P94">(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73" text:outline-level="2">Продолжение ЛСД-чаепития</text:h>
      <text:p text:style-name="P2"/>
      <text:p text:style-name="P2"><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57"/>
      <text:h text:style-name="P173" text:outline-level="2">Поиск решения</text:h>
      <text:p text:style-name="P125"/>
      <text:p text:style-name="P2"><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2"/>
      <text:h text:style-name="P173" text:outline-level="2">Поход к замку Принцес-2</text:h>
      <text:p text:style-name="P2"/>
      <text:p text:style-name="P2"/>
      <text:p text:style-name="P2"/>
      <text:p text:style-name="P4"/>
      <text:p text:style-name="P2"><text:span text:style-name="T10">&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73" text:outline-level="2"/>
      <text:h text:style-name="P173" text:outline-level="2">Поиски</text:h>
      <text:p text:style-name="P2"/>
      <text:p text:style-name="P2"/>
      <text:h text:style-name="P173" text:outline-level="2">Безнадёжность</text:h>
      <text:p text:style-name="P2"/>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2">подать фонарь под другим сосусом</text:span><text:span text:style-name="T10">&gt;</text:span> </text:p>
      <text:p text:style-name="P2"><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2"><text:soft-page-break/>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3" text:outline-level="2"/>
      <text:h text:style-name="P173" text:outline-level="2">Озарение</text:h>
      <text:p text:style-name="P2"/>
      <text:p text:style-name="P2"><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5"/>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0"/>
      <text:h text:style-name="P171" text:outline-level="2">Почти.</text:h>
      <text:p text:style-name="P121"/>
      <text:p text:style-name="P111">В офисе меня встретил лыбящийся Стас.</text:p>
      <text:p text:style-name="P111"><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0">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71" text:outline-level="2">Дискорд</text:h>
      <text:p text:style-name="P125"/>
      <text:p text:style-name="P121">Девушки поспешно собирались, пока я растолковывал им задачу.</text:p>
      <text:p text:style-name="P121"><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10">– </text:span>Это тот твой приятель, который разбился с полгода назад? – спросила Эпплджек.</text:p>
      <text:p text:style-name="P121"><text:span text:style-name="T10">– </text:span>Да, это он.</text:p>
      <text:p text:style-name="P121"><text:span text:style-name="T10">– </text:span>А как мы попадём в его квартиру? Там сейчас кто-то живёт? – Флаттершай прыгала на одной ноге, натягивая кед.</text:p>
      <text:p text:style-name="P12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oft-page-break/><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10">– </text:span>Макс, что случилось? У нас проблемы?</text:p>
      <text:p text:style-name="P12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10">– </text:span>Нет нужды. Лучше станьте-ка сзади меня так, чтобы заслонить от этих бабулек и от вооон той камеры наблюдения.</text:p>
      <text:list xml:id="list6014950909511010417"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6"><text:span text:style-name="T10">–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6"><text:span text:style-name="T10">– </text:span>Макс, тут окно разбито! И верёвка какая-то висит. – крикнула Флаттершай из кухни.</text:p>
      <text:p text:style-name="P146"><text:span text:style-name="T10">– </text:span>Оставь, Флатти, не сейчас! – отмахнулся я.</text:p>
      <text:p text:style-name="P153">Лампочка питания на ноутбуке горела, <text:s/>но подключенный монитор оставался тёмным. Я постучал по пробелу, но безрезультатно.</text:p>
      <text:p text:style-name="P14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6"><text:soft-page-break/><text:span text:style-name="T10">– </text:span>Монитор выключен. – <text:s/>раздалось из угла. Кресло с высокой спинкой повернулось, открыв нашим взорам Дискорда. </text:p>
      <text:p text:style-name="P1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6">Он приподнял панамку, дурашливо здороваясь.</text:p>
      <text:p text:style-name="P146"><text:span text:style-name="T10">– </text:span>Оп-па! – пробормотала Эпплджек. – Нежданчик!</text:p>
      <text:p text:style-name="P146"><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6"><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6"><text:span text:style-name="T10">– </text:span>А почему ты вообще решил искать нас тут? – спросила Эпплджек. – Приехал бы домой. Мы б тебя чаем напоили.</text:p>
      <text:p text:style-name="P126"><text:span text:style-name="T10">– </text:span>Видишь ли, дорогая Эй-Джей, я с самого начала знал, где находится наша уважаемая принцесса, а времени в обрез, так что...</text:p>
      <text:p text:style-name="P134">В проёме дверей появилась Флаттершай.</text:p>
      <text:p text:style-name="P126"><text:span text:style-name="T10">– </text:span>С кем это вы тут разговариваете?</text:p>
      <text:list xml:id="list2174746063977174719" text:style-name="L7">
        <text:list-header>
          <text:p text:style-name="P17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4">Оглушённый Дискорд попытался было отъехать на кресле в сторону, но я припёр его стулом к стенке.</text:p>
      <text:p text:style-name="P126">– Жанна, Флатти, хватайте ноут и на выход! Я с ним разберусь! Не теряйте вре...!</text:p>
      <text:p text:style-name="P126">– ТЫ ИДИО...!!!</text:p>
      <text:p text:style-name="P126">Дискорд <text:s/>зорал одновременно со мной, прикрываясь от меня руками, когда раздался оглушительный</text:p>
      <text:p text:style-name="P126">...</text:p>
      <text:p text:style-name="P127">БАХ!!!</text:p>
      <text:p text:style-name="P126">…</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6">На лице Дискорда появилось удивлённо-мечтательное выражение и он вырубился.</text:p>
      <text:p text:style-name="P146"/>
      <text:h text:style-name="P173" text:outline-level="2">Селестия</text:h>
      <text:p text:style-name="P146"/>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Включенный монитор показал схематическое изображение Селестиии, </text:p>
      <text:p text:style-name="P147">&gt;\<text:span text:style-name="T1">Привет, Селестия. Это Макс. Как себя чувствуешь?</text:span></text:p>
      <text:p text:style-name="P147">&lt;\<text:span text:style-name="T1">Макс? МАКС??? МА-А-А-АКС!!! НАКОНЕЦ-ТО! КАК Я РАДА ТЕБЯ СЛЫШАТЬ! </text:span></text:p>
      <text:p text:style-name="P147">&gt;\<text:span text:style-name="T1">Я рад, что нашёл тебя, Тия.</text:span></text:p>
      <text:p text:style-name="P147"><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7">&gt;\<text:span text:style-name="T1">Тия, я сейчас подключу микрофон и колонки, и мы сможем общаться более удобно.</text:span></text:p>
      <text:p text:style-name="P146">…</text:p>
      <text:p text:style-name="P146">– Привет опять. Как ты меня слышишь?</text:p>
      <text:p text:style-name="P1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7">– <text:span text:style-name="T1">Могу себе представить. Как-то раз я провёл три часа камере сенсорной депривации. Мне не понравилось.</text:span></text:p>
      <text:p text:style-name="P146">– Эммм... Ваше Высочество, вы в порядке? Мы так рады, что наконец-то нашли Вас! – вклинилась в разговор Эпплджек.</text:p>
      <text:p text:style-name="P146">– Кто тут? Макс, кто ещё с тобой?</text:p>
      <text:p text:style-name="P147"><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7">– <text:span text:style-name="T1">Девочки? Я рада вас слышать. А Твайлайт нет рядом?</text:span></text:p>
      <text:p text:style-name="P1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6">При этих словах Дискорд замычал и задёргался. Эпплджек нахмурилась и проверила верёвки, привязывающие его к спинке стула.</text:p>
      <text:p text:style-name="P1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6">– Ноутбук — так называется место, где я нахожусь сейчас? А кто это мычит?</text:p>
      <text:p text:style-name="P1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6">– О, духи предков, но зачем??? Почему у него кляп во рту?</text:p>
      <text:p text:style-name="P146">– Мы связали его. Он нас предал. И тебя. И Эквестрию. Всех.</text:p>
      <text:p text:style-name="P146">При этих словах Эпплджек и Флаттершай непонимающе уставились на меня, а Дискорд протестующе замычал.</text:p>
      <text:p text:style-name="P146">Я начал рассказывать о своих догадках, и непонимающее выражение на лицах девушек сменилось удивлением.</text:p>
      <text:p text:style-name="P1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6">– А зачем тогда ты приложила его книгой? – непонимающе уставился я на неё.</text:p>
      <text:p text:style-name="P146">– Потому что ты напал на него. Я и подумала — тебе виднее. И подсобила.</text:p>
      <text:p text:style-name="P146">Флаттершай отрицающе мотнула головой.</text:p>
      <text:p text:style-name="P146">– Не может Дискорд быть предателем. Он мой друг.</text:p>
      <text:p text:style-name="P146">Дискорд благодарственно замычал и закивал головой.</text:p>
      <text:p text:style-name="P1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6">Дискорд завёл глаза на лоб и обречённо завыл.</text:p>
      <text:p text:style-name="P146"><text:soft-page-break/>–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p>
      <text:p text:style-name="P135">–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6">-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38">&gt;</text:p>
      <text:p text:style-name="P139">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23">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text:span><text:soft-page-break/><text:span text:style-name="T17">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9">– И что? – продолжила его мысль Эпплджек.</text:p>
      <text:p text:style-name="P139">–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5"/>
      <text:h text:style-name="P173"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 Пристегните ремни! – проревел Дискорд, резко ускоряясь. – Будет весело!!!</text:p>
      <text:p text:style-name="P13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0"/>
      <text:p text:style-name="P135"/>
      <text:p text:style-name="P140"/>
      <text:h text:style-name="P167" text:outline-level="1">Беседа за столиком в ночи</text:h>
      <text:p text:style-name="P124">&lt;<text:span text:style-name="T59">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0">–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5"><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0">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0">–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0">&lt;</text:span>упомянуть в эпизоде на Терре, что МЛП-сериал закрылся год назад<text:span text:style-name="T10">&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0">&lt;</text:span><text:span text:style-name="T26">чёрт</text:span><text:span text:style-name="T10">&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8"><text:soft-page-break/>– Хорошо. Уболтал. Кьютимарки беру на себя. Так и знал, что мне самое трудное достанется!</text:p>
      <text:p text:style-name="P1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8">Анакорн проследил мой взгляд.</text:p>
      <text:p text:style-name="P148">– Нечего так смотреть. Если я стану применять магию вместо ловкости, теряется весь смысл упражнения... О, глянь-ка на Эквус!</text:p>
      <text:p text:style-name="P1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8"/>
      <text:p text:style-name="P150">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1"/>
      <text:p text:style-name="P15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0"/>
      <text:p text:style-name="P150"/>
      <text:p text:style-name="P148">Я опять задумался. В голове было пусто. Хотя, если подумать с точки зрения программиста, можно... Наверное можно, раз все предыдущее прокатило...</text:p>
      <text:p text:style-name="P149">–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9">– Не понял? Это как? Как ты совместишь разрушенную магическими войнами Эквестрию с романтически-сексуальным раем для попаданцев?</text:p>
      <text:p text:style-name="P14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9">Анакорн долго мусолил карандаш, а потом вдруг заржал.</text:p>
      <text:p text:style-name="P149"><text:soft-page-break/><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9">Анакорн примирительно похлопал меня по плечу.</text:p>
      <text:p text:style-name="P14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9">Я подозрительно посмотрел на Анакорна.</text:p>
      <text:p text:style-name="P149"><text:span text:style-name="T10">– </text:span>Какой ещё, нафиг, «мой фанфик»? Я никакого фанфика не писал. И не собираюсь, вообще-то.</text:p>
      <text:p text:style-name="P149">Анакорн ехидно ухмыльнулся и откинулся в кресле, переплетя пальцы за затылком.</text:p>
      <text:p text:style-name="P14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8"><text:span text:style-name="T10">–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8">Анакорн развёл руками.</text:p>
      <text:p text:style-name="P14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8">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1"><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7">&lt;<text:span text:style-name="T1">- Но если миры Эквестрии станут существовать — появятся и те из них, в которых тьма страданий, постапокалипсис.</text:span></text:p>
      <text:p text:style-name="P117"><text:span text:style-name="T1">- И это лучше, чем не существовать, поверь</text:span>&gt;</text:p>
      <text:p text:style-name="P112">***</text:p>
      <text:p text:style-name="P112"/>
      <text:p text:style-name="P111">&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2"> - Ты морочила мне яйца, чтобы заинтересовать? Всё, как Свирл указал?</text:span></text:p>
      <text:p text:style-name="P107">–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1"><text:span text:style-name="T22">-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09">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1875382962937312789" text:style-name="L8">
        <text:list-header>
          <text:p text:style-name="P165">(<text:span text:style-name="T29">Луна — как повелительница снов, слышала разговор Макса с Анакорном</text:span>)</text:p>
          <text:p text:style-name="P166"/>
        </text:list-header>
      </text:list>
      <text:p text:style-name="P136">***</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4">-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oft-page-break/><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0">–</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73" text:outline-level="2">Земля</text:h>
      <text:p text:style-name="P110">&lt;<text:span text:style-name="T59">Daft Punk – Get Lucky</text:span>&gt;</text:p>
      <text:p text:style-name="P110"/>
      <text:p text:style-name="P102">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14T14:36:34.108777147</dc:date>
    <meta:editing-duration>P113DT15H54M50S</meta:editing-duration>
    <meta:editing-cycles>6763</meta:editing-cycles>
    <meta:generator>LibreOffice/5.1.6.2$Linux_X86_64 LibreOffice_project/10m0$Build-2</meta:generator>
    <meta:document-statistic meta:table-count="0" meta:image-count="0" meta:object-count="0" meta:page-count="194" meta:paragraph-count="4048" meta:word-count="87102" meta:character-count="578281" meta:non-whitespace-character-count="491168"/>
  </office:meta>
</office:document-meta>
</file>